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04a56"/>
    </style:style>
    <style:style style:name="P2" style:family="paragraph" style:parent-style-name="Standard">
      <style:text-properties officeooo:paragraph-rsid="0011e8fd"/>
    </style:style>
    <style:style style:name="P3" style:family="paragraph" style:parent-style-name="Standard">
      <style:text-properties officeooo:paragraph-rsid="002cb919"/>
    </style:style>
    <style:style style:name="P4" style:family="paragraph" style:parent-style-name="Standard">
      <style:text-properties officeooo:paragraph-rsid="002f6897"/>
    </style:style>
    <style:style style:name="P5" style:family="paragraph" style:parent-style-name="Standard">
      <style:text-properties officeooo:paragraph-rsid="00319a0f"/>
    </style:style>
    <style:style style:name="P6" style:family="paragraph" style:parent-style-name="Standard">
      <style:text-properties officeooo:paragraph-rsid="00347b8e"/>
    </style:style>
    <style:style style:name="P7" style:family="paragraph" style:parent-style-name="Standard" style:master-page-name="Standard">
      <style:paragraph-properties style:page-number="auto"/>
      <style:text-properties officeooo:paragraph-rsid="000f24be"/>
    </style:style>
    <style:style style:name="P8" style:family="paragraph" style:parent-style-name="Standard">
      <style:text-properties officeooo:rsid="000e59c0" officeooo:paragraph-rsid="000e59c0"/>
    </style:style>
    <style:style style:name="P9" style:family="paragraph" style:parent-style-name="Standard">
      <style:text-properties officeooo:rsid="00141efb" officeooo:paragraph-rsid="0014dd93"/>
    </style:style>
    <style:style style:name="P10" style:family="paragraph" style:parent-style-name="Standard">
      <style:text-properties officeooo:rsid="002cc65c" officeooo:paragraph-rsid="002cb919"/>
    </style:style>
    <style:style style:name="P11" style:family="paragraph" style:parent-style-name="Standard">
      <style:text-properties fo:font-style="normal" officeooo:rsid="002f6897" officeooo:paragraph-rsid="002f6897" style:font-style-asian="normal" style:font-style-complex="normal"/>
    </style:style>
    <style:style style:name="P12" style:family="paragraph" style:parent-style-name="Standard">
      <style:text-properties officeooo:paragraph-rsid="00347b8e"/>
    </style:style>
    <style:style style:name="P13" style:family="paragraph" style:parent-style-name="Standard">
      <style:paragraph-properties fo:break-before="page"/>
      <style:text-properties officeooo:rsid="00141efb" officeooo:paragraph-rsid="0014dd93"/>
    </style:style>
    <style:style style:name="T1" style:family="text">
      <style:text-properties officeooo:rsid="000f24be"/>
    </style:style>
    <style:style style:name="T2" style:family="text">
      <style:text-properties officeooo:rsid="00104a56"/>
    </style:style>
    <style:style style:name="T3" style:family="text">
      <style:text-properties officeooo:rsid="0011e8fd"/>
    </style:style>
    <style:style style:name="T4" style:family="text">
      <style:text-properties officeooo:rsid="0024c450"/>
    </style:style>
    <style:style style:name="T5" style:family="text">
      <style:text-properties officeooo:rsid="0024d29d"/>
    </style:style>
    <style:style style:name="T6" style:family="text">
      <style:text-properties officeooo:rsid="0027161e"/>
    </style:style>
    <style:style style:name="T7" style:family="text">
      <style:text-properties officeooo:rsid="00296e88"/>
    </style:style>
    <style:style style:name="T8" style:family="text">
      <style:text-properties officeooo:rsid="002cb919"/>
    </style:style>
    <style:style style:name="T9" style:family="text">
      <style:text-properties officeooo:rsid="002cc65c"/>
    </style:style>
    <style:style style:name="T10" style:family="text">
      <style:text-properties officeooo:rsid="002f6897"/>
    </style:style>
    <style:style style:name="T11" style:family="text">
      <style:text-properties fo:font-style="italic" officeooo:rsid="002f6897" style:font-style-asian="italic" style:font-style-complex="italic"/>
    </style:style>
    <style:style style:name="T12" style:family="text">
      <style:text-properties fo:font-style="italic" officeooo:rsid="00360379" style:font-style-asian="italic" style:font-style-complex="italic"/>
    </style:style>
    <style:style style:name="T13" style:family="text">
      <style:text-properties fo:font-style="normal" officeooo:rsid="002f6897" style:font-style-asian="normal" style:font-style-complex="normal"/>
    </style:style>
    <style:style style:name="T14" style:family="text">
      <style:text-properties fo:font-style="normal" officeooo:rsid="00319a0f" style:font-style-asian="normal" style:font-style-complex="normal"/>
    </style:style>
    <style:style style:name="T15" style:family="text">
      <style:text-properties fo:font-style="normal" officeooo:rsid="003309de" style:font-style-asian="normal" style:font-style-complex="normal"/>
    </style:style>
    <style:style style:name="T16" style:family="text">
      <style:text-properties fo:font-style="normal" officeooo:rsid="00347b8e" style:font-style-asian="normal" style:font-style-complex="normal"/>
    </style:style>
    <style:style style:name="T17" style:family="text">
      <style:text-properties fo:font-style="normal" officeooo:rsid="00360379" style:font-style-asian="normal" style:font-style-complex="normal"/>
    </style:style>
    <style:style style:name="T18" style:family="text">
      <style:text-properties fo:font-style="normal" officeooo:rsid="00377595" style:font-style-asian="normal" style:font-style-complex="normal"/>
    </style:style>
    <style:style style:name="T19" style:family="text">
      <style:text-properties fo:font-style="normal" officeooo:rsid="00379484" style:font-style-asian="normal" style:font-style-complex="normal"/>
    </style:style>
    <style:style style:name="T20" style:family="text">
      <style:text-properties officeooo:rsid="00379484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Proof that </text:span><text:span text:style-name="T1"><draw:frame draw:style-name="fr1" draw:name="Object4" text:anchor-type="as-char" svg:width="1.2256in" svg:height="0.2299in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1"> where </text:span><text:span text:style-name="T1"><draw:frame draw:style-name="fr1" draw:name="Object5" text:anchor-type="as-char" svg:width="0.1984in" svg:height="0.2091in" draw:z-index="1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"> is a normalized vector in </text:span><text:span text:style-name="T1"><draw:frame draw:style-name="fr1" draw:name="Object2" text:anchor-type="as-char" svg:width="0.2583in" svg:height="0.2075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 </text:span><text:span text:style-name="T4">by Tadeus Prastowo (</text:span><text:a xlink:type="simple" xlink:href="mailto:eus@member.fsf.org"><text:span text:style-name="T4">eus@member.fsf.org</text:span></text:a><text:span text:style-name="T4">)</text:span><text:span text:style-name="T1">. </text:span><text:span text:style-name="T5">Credit goes to Thomas Kuppelw</text:span><text:span text:style-name="T6">ie</text:span><text:span text:style-name="T5">ser for telling me how to express combinatorial selection using double </text:span><text:span text:style-name="T7">summations </text:span><text:span text:style-name="T20">and how to formalize the proof that </text:span><text:span text:style-name="T20"><draw:frame draw:style-name="fr1" draw:name="Object20" text:anchor-type="as-char" svg:width="1.1154in" svg:height="0.4492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5">.</text:span></text:p>
      <text:p text:style-name="P8"/>
      <text:p text:style-name="P1"><text:span text:style-name="T2">Let </text:span><text:span text:style-name="T1"><draw:frame draw:style-name="fr1" draw:name="Object1" text:anchor-type="as-char" svg:width="0.1984in" svg:height="0.2091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"> </text:span><text:span text:style-name="T2">be any</text:span><text:span text:style-name="T1"> normalized vector in </text:span><text:span text:style-name="T1"><draw:frame draw:style-name="fr1" draw:name="Object3" text:anchor-type="as-char" svg:width="0.2583in" svg:height="0.2075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">, </text:span><text:span text:style-name="T2">then </text:span><text:span text:style-name="T2"><draw:frame draw:style-name="fr1" draw:name="Object6" text:anchor-type="as-char" svg:width="0.9772in" svg:height="0.6807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">.</text:span></text:p>
      <text:p text:style-name="P2"><text:span text:style-name="T3">And, </text:span><text:span text:style-name="T3"><draw:frame draw:style-name="fr1" draw:name="Object7" text:anchor-type="as-char" svg:width="3.7654in" svg:height="1.207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">.</text:span></text:p>
      <text:p text:style-name="P9">Then,</text:p>
      <text:p text:style-name="P9"><draw:frame draw:style-name="fr1" draw:name="Object8" text:anchor-type="as-char" svg:width="7.0016in" svg:height="6.3102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3"><draw:frame draw:style-name="fr1" draw:name="Object9" text:anchor-type="as-char" svg:width="5.7846in" svg:height="5.7709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9"/>
      <text:p text:style-name="P3"><text:span text:style-name="T8">Because the value of </text:span><text:span text:style-name="T8"><draw:frame draw:style-name="fr1" draw:name="Object10" text:anchor-type="as-char" svg:width="0.5299in" svg:height="0.1917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8"> is between -1 and 1, inclusive, the square root will have the largest value possible when all cosine terms evaluate to 1. </text:span><text:span text:style-name="T9">That is:</text:span></text:p>
      <text:p text:style-name="P10"/>
      <text:p text:style-name="P10"><draw:frame draw:style-name="fr1" draw:name="Object11" text:anchor-type="as-char" svg:width="2.5772in" svg:height="1.0102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0"/>
      <text:p text:style-name="P4"><text:span text:style-name="T10">Then, based on Pascal's triangle, I observe that </text:span><text:span text:style-name="T10"><draw:frame draw:style-name="fr1" draw:name="Object12" text:anchor-type="as-char" svg:width="0.7898in" svg:height="0.4484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0"> is equivalent to </text:span><text:span text:style-name="T11">m</text:span><text:span text:style-name="T13"> as </text:span><text:span text:style-name="T14">described below</text:span><text:span text:style-name="T13">.</text:span></text:p>
      <text:p text:style-name="P11"/>
      <text:p text:style-name="P11"><draw:frame draw:style-name="fr1" draw:name="Object13" text:anchor-type="as-char" svg:width="4.7043in" svg:height="1.5165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1"/>
      <text:p text:style-name="P5"><text:span text:style-name="T14">The numbers enclosed in parentheses </text:span><text:span text:style-name="T15">starting </text:span><text:span text:style-name="T14">from the top is respectively the value of </text:span><text:span text:style-name="T14"><draw:frame draw:style-name="fr1" draw:name="Object14" text:anchor-type="as-char" svg:width="0.9902in" svg:height="0.4134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4">.</text:span></text:p>
      <text:p text:style-name="P6"><text:soft-page-break/><text:span text:style-name="T16">I observe that </text:span><text:span text:style-name="T17">for a given </text:span><text:span text:style-name="T12">m</text:span><text:span text:style-name="T17">, for example 5, the square root of the sum of </text:span><text:span text:style-name="T12">m</text:span><text:span text:style-name="T17"> and two times </text:span><text:span text:style-name="T17"><draw:frame draw:style-name="fr1" draw:name="Object15" text:anchor-type="as-char" svg:width="0.3264in" svg:height="0.4138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7">, for example </text:span><text:span text:style-name="T17"><draw:frame draw:style-name="fr1" draw:name="Object16" text:anchor-type="as-char" svg:width="2.3937in" svg:height="0.4492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7">, </text:span><text:span text:style-name="T18">is equivalent to the exponent of 2 by which </text:span><text:span text:style-name="T18"><draw:frame draw:style-name="fr1" draw:name="Object17" text:anchor-type="as-char" svg:width="0.2154in" svg:height="0.2075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8"> results in the sum of the numbers in the particular line of the triangle that has the value of </text:span><text:span text:style-name="T18"><draw:frame draw:style-name="fr1" draw:name="Object18" text:anchor-type="as-char" svg:width="0.3264in" svg:height="0.4138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8"> enclosed in parentheses. By this, I can confidently conclude that </text:span><text:span text:style-name="T18"><draw:frame draw:style-name="fr1" draw:name="Object19" text:anchor-type="as-char" svg:width="1.2272in" svg:height="0.2311in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18"> proving that the statement holds. </text:span><text:span text:style-name="T19">It can be proven formally as follows:</text:span></text:p>
      <text:p text:style-name="P6"><text:span text:style-name="T19"><draw:frame draw:style-name="fr1" draw:name="Object21" text:anchor-type="as-char" svg:width="2.8134in" svg:height="1.802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font-size="12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adeus Prastowo</meta:initial-creator>
    <meta:creation-date>2011-03-23T15:05:32</meta:creation-date>
    <dc:date>2011-03-23T21:30:31</dc:date>
    <dc:creator>Tadeus Prastowo</dc:creator>
    <meta:editing-duration>PT06H01M11S</meta:editing-duration>
    <meta:editing-cycles>34</meta:editing-cycles>
    <meta:generator>OpenOffice.org/3.2$Linux OpenOffice.org_project/320m19$Build-9505</meta:generator>
    <meta:document-statistic meta:table-count="0" meta:image-count="0" meta:object-count="21" meta:page-count="3" meta:paragraph-count="13" meta:word-count="181" meta:character-count="1024"/>
  </office:meta>
</office:document-meta>
</file>

<file path=Object 1/content.xml><?xml version="1.0" encoding="utf-8"?>
<math xmlns="http://www.w3.org/1998/Math/MathML">
  <semantics>
    <mover accent="true">
      <msub>
        <mi>x</mi>
        <mi>i</mi>
      </msub>
      <mo stretchy="false">→</mo>
    </mover>
    <annotation encoding="StarMath 5.0">vec x_i</annotation>
  </semantics>
</math>
</file>

<file path=Object 10/content.xml><?xml version="1.0" encoding="utf-8"?>
<math xmlns="http://www.w3.org/1998/Math/MathML">
  <semantics>
    <mrow>
      <mi>cos</mi>
      <mrow>
        <mo stretchy="false">(</mo>
        <mo stretchy="false">θ</mo>
        <mo stretchy="false">)</mo>
      </mrow>
    </mrow>
    <annotation encoding="StarMath 5.0">cos(%theta)</annotation>
  </semantics>
</math>
</file>

<file path=Object 11/content.xml><?xml version="1.0" encoding="utf-8"?>
<math xmlns="http://www.w3.org/1998/Math/MathML">
  <semantics>
    <mtable>
      <mtr>
        <mtd>
          <mfenced open="∣" close="∣">
            <mrow>
              <mrow>
                <mover accent="true">
                  <msub>
                    <mi>x</mi>
                    <mn>1</mn>
                  </msub>
                  <mo stretchy="false">→</mo>
                </mover>
                <mo stretchy="false">+</mo>
                <mo stretchy="false">…</mo>
              </mrow>
              <mo stretchy="false">+</mo>
              <mover accent="true">
                <msub>
                  <mi>x</mi>
                  <mi>m</mi>
                </msub>
                <mo stretchy="false">→</mo>
              </mover>
            </mrow>
          </mfenced>
        </mtd>
        <mtd>
          <mrow>
            <mtext/>
            <mi mathvariant="normal">≤</mi>
            <mtext/>
          </mrow>
        </mtd>
        <mtd>
          <mtable>
            <mtr>
              <mtd>
                <msqrt>
                  <mrow>
                    <mrow>
                      <mi>m</mi>
                      <mo stretchy="false">+</mo>
                      <mn>2</mn>
                    </mrow>
                    <mfenced open="" close="">
                      <mrow>
                        <munderover>
                          <mi mathvariant="normal">∑</mi>
                          <mrow>
                            <mi>k</mi>
                            <mi mathvariant="normal">=</mi>
                            <mn>1</mn>
                          </mrow>
                          <mi>m</mi>
                        </munderover>
                        <mrow>
                          <munderover>
                            <mi mathvariant="normal">∑</mi>
                            <mrow>
                              <mi>l</mi>
                              <mi mathvariant="normal">=</mi>
                              <mrow>
                                <mi>k</mi>
                                <mo stretchy="false">+</mo>
                                <mn>1</mn>
                              </mrow>
                            </mrow>
                            <mi>m</mi>
                          </munderover>
                          <mn>1</mn>
                        </mrow>
                      </mrow>
                    </mfenced>
                  </mrow>
                </msqrt>
              </mtd>
            </mtr>
          </mtable>
        </mtd>
      </mtr>
      <mtr>
        <mtd>
          <mtext/>
        </mtd>
        <mtd>
          <mrow>
            <mtext/>
            <mi mathvariant="normal">≤</mi>
            <mtext/>
          </mrow>
        </mtd>
        <mtd>
          <mtable>
            <mtr>
              <mtd>
                <msqrt>
                  <mrow>
                    <mrow>
                      <mi>m</mi>
                      <mo stretchy="false">+</mo>
                      <mn>2</mn>
                    </mrow>
                    <mfenced open="" close="">
                      <mtable>
                        <mtr>
                          <mtd>
                            <mi>m</mi>
                          </mtd>
                        </mtr>
                        <mtr>
                          <mtd>
                            <mn>2</mn>
                          </mtd>
                        </mtr>
                      </mtable>
                    </mfenced>
                  </mrow>
                </msqrt>
              </mtd>
            </mtr>
          </mtable>
        </mtd>
      </mtr>
    </mtable>
    <annotation encoding="StarMath 5.0">
alignl matrix {
       left lline { vec x_1 + dotslow + vec x_m } right rline
       # "" &lt;= ""
       # stack { alignc
         sqrt {
              m
              + 2 left (
                  sum from k=1 to m {
                       sum from l=k+1 to m 1
                  }
              right )
         }
       }
##
       ""
       # "" &lt;= ""
       # stack { alignc
         sqrt {
              m
              + 2 left ( stack { m # 2 } right )
         }
       }
}</annotation>
  </semantics>
</math>
</file>

<file path=Object 12/content.xml><?xml version="1.0" encoding="utf-8"?>
<math xmlns="http://www.w3.org/1998/Math/MathML">
  <semantics>
    <msqrt>
      <mrow>
        <mrow>
          <mi>m</mi>
          <mo stretchy="false">+</mo>
          <mn>2</mn>
        </mrow>
        <mfenced open="" close="">
          <mtable>
            <mtr>
              <mtd>
                <mi>m</mi>
              </mtd>
            </mtr>
            <mtr>
              <mtd>
                <mn>2</mn>
              </mtd>
            </mtr>
          </mtable>
        </mfenced>
      </mrow>
    </msqrt>
    <annotation encoding="StarMath 5.0">sqrt {m + 2 left ( stack { m # 2 } right )}</annotation>
  </semantics>
</math>
</file>

<file path=Object 13/content.xml><?xml version="1.0" encoding="utf-8"?>
<math xmlns="http://www.w3.org/1998/Math/MathML">
  <semantics>
    <mtable>
      <mtr>
        <mtd>
          <mtable>
            <mtr>
              <mtd>
                <mn>1</mn>
              </mtd>
            </mtr>
            <mtr>
              <mtd>
                <mtable>
                  <mtr>
                    <mtd>
                      <mn>1</mn>
                    </mtd>
                    <mtd>
                      <mn>1</mn>
                    </mtd>
                  </mtr>
                </mtable>
              </mtd>
            </mtr>
            <mtr>
              <mtd>
                <mtable>
                  <mtr>
                    <mtd>
                      <mrow>
                        <mo stretchy="false">(</mo>
                        <mn>1</mn>
                        <mo stretchy="false">)</mo>
                      </mrow>
                    </mtd>
                    <mtd>
                      <mn>2</mn>
                    </mtd>
                    <mtd>
                      <mn>1</mn>
                    </mtd>
                  </mtr>
                </mtable>
              </mtd>
            </mtr>
            <mtr>
              <mtd>
                <mtable>
                  <mtr>
                    <mtd>
                      <mn>1</mn>
                    </mtd>
                    <mtd>
                      <mrow>
                        <mo stretchy="false">(</mo>
                        <mn>3</mn>
                        <mo stretchy="false">)</mo>
                      </mrow>
                    </mtd>
                    <mtd>
                      <mn>3</mn>
                    </mtd>
                    <mtd>
                      <mn>1</mn>
                    </mtd>
                  </mtr>
                </mtable>
              </mtd>
            </mtr>
            <mtr>
              <mtd>
                <mtable>
                  <mtr>
                    <mtd>
                      <mn>1</mn>
                    </mtd>
                    <mtd>
                      <mn>4</mn>
                    </mtd>
                    <mtd>
                      <mrow>
                        <mo stretchy="false">(</mo>
                        <mn>6</mn>
                        <mo stretchy="false">)</mo>
                      </mrow>
                    </mtd>
                    <mtd>
                      <mn>4</mn>
                    </mtd>
                    <mtd>
                      <mn>1</mn>
                    </mtd>
                  </mtr>
                </mtable>
              </mtd>
            </mtr>
            <mtr>
              <mtd>
                <mtable>
                  <mtr>
                    <mtd>
                      <mn>1</mn>
                    </mtd>
                    <mtd>
                      <mn>5</mn>
                    </mtd>
                    <mtd>
                      <mn>10</mn>
                    </mtd>
                    <mtd>
                      <mrow>
                        <mo stretchy="false">(</mo>
                        <mn>10</mn>
                        <mo stretchy="false">)</mo>
                      </mrow>
                    </mtd>
                    <mtd>
                      <mn>5</mn>
                    </mtd>
                    <mtd>
                      <mn>1</mn>
                    </mtd>
                  </mtr>
                </mtable>
              </mtd>
            </mtr>
            <mtr>
              <mtd>
                <mtable>
                  <mtr>
                    <mtd>
                      <mn>1</mn>
                    </mtd>
                    <mtd>
                      <mn>6</mn>
                    </mtd>
                    <mtd>
                      <mn>15</mn>
                    </mtd>
                    <mtd>
                      <mn>20</mn>
                    </mtd>
                    <mtd>
                      <mrow>
                        <mo stretchy="false">(</mo>
                        <mn>15</mn>
                        <mo stretchy="false">)</mo>
                      </mrow>
                    </mtd>
                    <mtd>
                      <mn>6</mn>
                    </mtd>
                    <mtd>
                      <mn>1</mn>
                    </mtd>
                  </mtr>
                </mtable>
              </mtd>
            </mtr>
          </mtable>
        </mtd>
        <mtd>
          <mtable>
            <mtr>
              <mtd>
                <mrow>
                  <mtext>; the sum of this line is equivalent to </mtext>
                  <msup>
                    <mn>2</mn>
                    <mn>0</mn>
                  </msup>
                </mrow>
              </mtd>
            </mtr>
            <mtr>
              <mtd>
                <mrow>
                  <mtext>; the sum of this line is equivalent to </mtext>
                  <msup>
                    <mn>2</mn>
                    <mn>1</mn>
                  </msup>
                </mrow>
              </mtd>
            </mtr>
            <mtr>
              <mtd>
                <mrow>
                  <mtext>; the sum of this line is equivalent to </mtext>
                  <msup>
                    <mn>2</mn>
                    <mn>2</mn>
                  </msup>
                </mrow>
              </mtd>
            </mtr>
            <mtr>
              <mtd>
                <mrow>
                  <mtext>; the sum of this line is equivalent to </mtext>
                  <msup>
                    <mn>2</mn>
                    <mn>3</mn>
                  </msup>
                </mrow>
              </mtd>
            </mtr>
            <mtr>
              <mtd>
                <mrow>
                  <mtext>; the sum of this line is equivalent to </mtext>
                  <msup>
                    <mn>2</mn>
                    <mn>4</mn>
                  </msup>
                </mrow>
              </mtd>
            </mtr>
            <mtr>
              <mtd>
                <mrow>
                  <mtext>; the sum of this line is equivalent to </mtext>
                  <msup>
                    <mn>2</mn>
                    <mn>5</mn>
                  </msup>
                </mrow>
              </mtd>
            </mtr>
            <mtr>
              <mtd>
                <mrow>
                  <mtext>; the sum of this line is equivalent to </mtext>
                  <msup>
                    <mn>2</mn>
                    <mn>6</mn>
                  </msup>
                </mrow>
              </mtd>
            </mtr>
          </mtable>
        </mtd>
      </mtr>
    </mtable>
    <annotation encoding="StarMath 5.0">matrix {
stack {
                   1
#
matrix{          1 # 1             }
#
matrix{       (1) # 2 # 1           }
#
matrix{      1 # (3) # 3 # 1         }
#
matrix{    1 # 4 # (6) # 4 # 1       }
#
matrix{  1 # 5 # 10 # (10) # 5 # 1   }
#
matrix{1 # 6 # 15 # 20 # (15) # 6 # 1}
}
#
stack {
"; the sum of this line is equivalent to " 2^0
#
"; the sum of this line is equivalent to " 2^1
#
"; the sum of this line is equivalent to " 2^2
#
"; the sum of this line is equivalent to " 2^3
#
"; the sum of this line is equivalent to " 2^4
#
"; the sum of this line is equivalent to " 2^5
#
"; the sum of this line is equivalent to " 2^6
}
}</annotation>
  </semantics>
</math>
</file>

<file path=Object 14/content.xml><?xml version="1.0" encoding="utf-8"?>
<math xmlns="http://www.w3.org/1998/Math/MathML">
  <semantics>
    <mrow>
      <mfenced open="" close="">
        <mtable>
          <mtr>
            <mtd>
              <mn>2</mn>
            </mtd>
          </mtr>
          <mtr>
            <mtd>
              <mn>2</mn>
            </mtd>
          </mtr>
        </mtable>
      </mfenced>
      <mi>,</mi>
      <mi/>
      <mo stretchy="false">…</mo>
      <mi>,</mi>
      <mi/>
      <mfenced open="" close="">
        <mtable>
          <mtr>
            <mtd>
              <mi>m</mi>
            </mtd>
          </mtr>
          <mtr>
            <mtd>
              <mn>2</mn>
            </mtd>
          </mtr>
        </mtable>
      </mfenced>
    </mrow>
    <annotation encoding="StarMath 5.0">left ( stack{2 # 2} right), ~ dotslow, ~ left ( stack{m # 2} right)</annotation>
  </semantics>
</math>
</file>

<file path=Object 15/content.xml><?xml version="1.0" encoding="utf-8"?>
<math xmlns="http://www.w3.org/1998/Math/MathML">
  <semantics>
    <mfenced open="" close="">
      <mtable>
        <mtr>
          <mtd>
            <mi>m</mi>
          </mtd>
        </mtr>
        <mtr>
          <mtd>
            <mn>2</mn>
          </mtd>
        </mtr>
      </mtable>
    </mfenced>
    <annotation encoding="StarMath 5.0">left ( stack{m # 2} right)</annotation>
  </semantics>
</math>
</file>

<file path=Object 16/content.xml><?xml version="1.0" encoding="utf-8"?>
<math xmlns="http://www.w3.org/1998/Math/MathML">
  <semantics>
    <mrow>
      <msqrt>
        <mrow>
          <mrow>
            <mn>5</mn>
            <mo stretchy="false">+</mo>
            <mn>2</mn>
          </mrow>
          <mfenced open="" close="">
            <mtable>
              <mtr>
                <mtd>
                  <mn>5</mn>
                </mtd>
              </mtr>
              <mtr>
                <mtd>
                  <mn>2</mn>
                </mtd>
              </mtr>
            </mtable>
          </mfenced>
        </mrow>
      </msqrt>
      <mrow>
        <mi/>
        <mi mathvariant="normal">=</mi>
        <mi/>
      </mrow>
      <msqrt>
        <mrow>
          <mrow>
            <mn>5</mn>
            <mo stretchy="false">+</mo>
            <mn>2</mn>
          </mrow>
          <mrow>
            <mo stretchy="false">(</mo>
            <mn>10</mn>
            <mo stretchy="false">)</mo>
          </mrow>
        </mrow>
      </msqrt>
      <mrow>
        <mi/>
        <mi mathvariant="normal">=</mi>
        <mi/>
      </mrow>
      <msqrt>
        <mn>25</mn>
      </msqrt>
      <mrow>
        <mi/>
        <mi mathvariant="normal">=</mi>
        <mi/>
      </mrow>
      <mn>5</mn>
    </mrow>
    <annotation encoding="StarMath 5.0">sqrt {5 + 2 left ( stack { 5 # 2 } right )}
`=` sqrt {5 + 2 (10)}
`=` sqrt {25}
`=` 5</annotation>
  </semantics>
</math>
</file>

<file path=Object 17/content.xml><?xml version="1.0" encoding="utf-8"?>
<math xmlns="http://www.w3.org/1998/Math/MathML">
  <semantics>
    <msup>
      <mn>2</mn>
      <mi>n</mi>
    </msup>
    <annotation encoding="StarMath 5.0">2^n</annotation>
  </semantics>
</math>
</file>

<file path=Object 18/content.xml><?xml version="1.0" encoding="utf-8"?>
<math xmlns="http://www.w3.org/1998/Math/MathML">
  <semantics>
    <mfenced open="" close="">
      <mtable>
        <mtr>
          <mtd>
            <mi>m</mi>
          </mtd>
        </mtr>
        <mtr>
          <mtd>
            <mn>2</mn>
          </mtd>
        </mtr>
      </mtable>
    </mfenced>
    <annotation encoding="StarMath 5.0">left ( stack{m # 2} right)</annotation>
  </semantics>
</math>
</file>

<file path=Object 19/content.xml><?xml version="1.0" encoding="utf-8"?>
<math xmlns="http://www.w3.org/1998/Math/MathML">
  <semantics>
    <mrow>
      <mfenced open="∣" close="∣">
        <mrow>
          <mrow>
            <mover accent="true">
              <msub>
                <mi>x</mi>
                <mn>1</mn>
              </msub>
              <mo stretchy="false">→</mo>
            </mover>
            <mo stretchy="false">+</mo>
            <mo stretchy="false">…</mo>
          </mrow>
          <mo stretchy="false">+</mo>
          <mover accent="true">
            <msub>
              <mi>x</mi>
              <mi>m</mi>
            </msub>
            <mo stretchy="false">→</mo>
          </mover>
        </mrow>
      </mfenced>
      <mrow>
        <mi/>
        <mi mathvariant="normal">≤</mi>
        <mi/>
      </mrow>
      <mi>m</mi>
    </mrow>
    <annotation encoding="StarMath 5.0">left lline { vec x_1 + dotslow + vec x_m } right rline ` &lt;= ` m</annotation>
  </semantics>
</math>
</file>

<file path=Object 2/content.xml><?xml version="1.0" encoding="utf-8"?>
<math xmlns="http://www.w3.org/1998/Math/MathML">
  <semantics>
    <msup>
      <mi mathvariant="normal">ℝ</mi>
      <mi>n</mi>
    </msup>
    <annotation encoding="StarMath 5.0">setR^n</annotation>
  </semantics>
</math>
</file>

<file path=Object 20/content.xml><?xml version="1.0" encoding="utf-8"?>
<math xmlns="http://www.w3.org/1998/Math/MathML">
  <semantics>
    <mrow>
      <msqrt>
        <mrow>
          <mrow>
            <mi>m</mi>
            <mo stretchy="false">+</mo>
            <mn>2</mn>
          </mrow>
          <mfenced open="" close="">
            <mtable>
              <mtr>
                <mtd>
                  <mi>m</mi>
                </mtd>
              </mtr>
              <mtr>
                <mtd>
                  <mn>2</mn>
                </mtd>
              </mtr>
            </mtable>
          </mfenced>
        </mrow>
      </msqrt>
      <mrow>
        <mi/>
        <mi mathvariant="normal">=</mi>
        <mi/>
      </mrow>
      <mi>m</mi>
    </mrow>
    <annotation encoding="StarMath 5.0">sqrt {m + 2 left ( stack { m # 2 } right )} `=` m</annotation>
  </semantics>
</math>
</file>

<file path=Object 21/content.xml><?xml version="1.0" encoding="utf-8"?>
<math xmlns="http://www.w3.org/1998/Math/MathML">
  <semantics>
    <mtable>
      <mtr>
        <mtd>
          <mtext/>
        </mtd>
        <mtd>
          <msqrt>
            <mrow>
              <mrow>
                <mi>m</mi>
                <mo stretchy="false">+</mo>
                <mn>2</mn>
              </mrow>
              <mfenced open="" close="">
                <mtable>
                  <mtr>
                    <mtd>
                      <mi>m</mi>
                    </mtd>
                  </mtr>
                  <mtr>
                    <mtd>
                      <mn>2</mn>
                    </mtd>
                  </mtr>
                </mtable>
              </mfenced>
            </mrow>
          </msqrt>
        </mtd>
        <mtd>
          <mrow>
            <mtext/>
            <mi mathvariant="normal">=</mi>
            <mtext/>
          </mrow>
        </mtd>
        <mtd>
          <mi>m</mi>
        </mtd>
      </mtr>
      <mtr>
        <mtd>
          <mrow>
            <mtext/>
            <mi mathvariant="normal">⇔</mi>
            <mtext/>
          </mrow>
        </mtd>
        <mtd>
          <mrow>
            <mrow>
              <mi>m</mi>
              <mo stretchy="false">+</mo>
              <mn>2</mn>
            </mrow>
            <mfenced open="" close="">
              <mtable>
                <mtr>
                  <mtd>
                    <mi>m</mi>
                  </mtd>
                </mtr>
                <mtr>
                  <mtd>
                    <mn>2</mn>
                  </mtd>
                </mtr>
              </mtable>
            </mfenced>
          </mrow>
        </mtd>
        <mtd>
          <mrow>
            <mtext/>
            <mi mathvariant="normal">=</mi>
            <mtext/>
          </mrow>
        </mtd>
        <mtd>
          <msup>
            <mi>m</mi>
            <mn>2</mn>
          </msup>
        </mtd>
      </mtr>
      <mtr>
        <mtd>
          <mrow>
            <mtext/>
            <mi mathvariant="normal">⇔</mi>
            <mtext/>
          </mrow>
        </mtd>
        <mtd>
          <mrow>
            <mrow>
              <mi>m</mi>
              <mo stretchy="false">+</mo>
              <mn>2</mn>
            </mrow>
            <mfenced open="" close="">
              <mfrac>
                <mrow>
                  <mrow>
                    <mo stretchy="false">(</mo>
                    <mi>m</mi>
                    <mo stretchy="false">)</mo>
                  </mrow>
                  <mrow>
                    <mo stretchy="false">(</mo>
                    <mrow>
                      <mi>m</mi>
                      <mi mathvariant="normal">−</mi>
                      <mn>1</mn>
                    </mrow>
                    <mo stretchy="false">)</mo>
                  </mrow>
                  <mrow>
                    <mrow>
                      <mo stretchy="false">(</mo>
                      <mrow>
                        <mi>m</mi>
                        <mi mathvariant="normal">−</mi>
                        <mn>2</mn>
                      </mrow>
                      <mo stretchy="false">)</mo>
                    </mrow>
                    <mi mathvariant="normal">!</mi>
                  </mrow>
                </mrow>
                <mrow>
                  <mrow>
                    <mo stretchy="false">(</mo>
                    <mrow>
                      <mn>2</mn>
                      <mi mathvariant="normal">!</mi>
                    </mrow>
                    <mo stretchy="false">)</mo>
                  </mrow>
                  <mrow>
                    <mrow>
                      <mo stretchy="false">(</mo>
                      <mrow>
                        <mi>m</mi>
                        <mi mathvariant="normal">−</mi>
                        <mn>2</mn>
                      </mrow>
                      <mo stretchy="false">)</mo>
                    </mrow>
                    <mi mathvariant="normal">!</mi>
                  </mrow>
                </mrow>
              </mfrac>
            </mfenced>
          </mrow>
        </mtd>
        <mtd>
          <mrow>
            <mtext/>
            <mi mathvariant="normal">=</mi>
            <mtext/>
          </mrow>
        </mtd>
        <mtd>
          <msup>
            <mi>m</mi>
            <mn>2</mn>
          </msup>
        </mtd>
      </mtr>
      <mtr>
        <mtd>
          <mrow>
            <mtext/>
            <mi mathvariant="normal">⇔</mi>
            <mtext/>
          </mrow>
        </mtd>
        <mtd>
          <mrow>
            <mrow>
              <mi>m</mi>
              <mo stretchy="false">+</mo>
              <msup>
                <mi>m</mi>
                <mn>2</mn>
              </msup>
            </mrow>
            <mi mathvariant="normal">−</mi>
            <mi>m</mi>
          </mrow>
        </mtd>
        <mtd>
          <mrow>
            <mtext/>
            <mi mathvariant="normal">=</mi>
            <mtext/>
          </mrow>
        </mtd>
        <mtd>
          <msup>
            <mi>m</mi>
            <mn>2</mn>
          </msup>
        </mtd>
      </mtr>
      <mtr>
        <mtd>
          <mrow>
            <mtext/>
            <mi mathvariant="normal">⇔</mi>
            <mtext/>
          </mrow>
        </mtd>
        <mtd>
          <msup>
            <mi>m</mi>
            <mn>2</mn>
          </msup>
        </mtd>
        <mtd>
          <mrow>
            <mtext/>
            <mi mathvariant="normal">=</mi>
            <mtext/>
          </mrow>
        </mtd>
        <mtd>
          <msup>
            <mi>m</mi>
            <mn>2</mn>
          </msup>
        </mtd>
      </mtr>
    </mtable>
    <annotation encoding="StarMath 5.0">matrix {
	""
	# sqrt {m + 2 left ( stack { m # 2 } right )}
	# "" = ""
	# m
##
	"" dlrarrow ""
	# m + 2 left ( stack { m # 2 } right )
	# "" = ""
	# m^2
##
	"" dlrarrow ""
	# m + 2 left ( { (m) (m - 1) fact (m - 2) } over { (fact 2) fact (m-2)  } right )
	# "" = ""
	# m^2
##
	"" dlrarrow ""
	# m + m^2 - m
	# "" = ""
	# m^2
##
	"" dlrarrow ""
	# m^2
	# "" = ""
	# m^2
}</annotation>
  </semantics>
</math>
</file>

<file path=Object 3/content.xml><?xml version="1.0" encoding="utf-8"?>
<math xmlns="http://www.w3.org/1998/Math/MathML">
  <semantics>
    <msup>
      <mi mathvariant="normal">ℝ</mi>
      <mi>n</mi>
    </msup>
    <annotation encoding="StarMath 5.0">setR^n</annotation>
  </semantics>
</math>
</file>

<file path=Object 4/content.xml><?xml version="1.0" encoding="utf-8"?>
<math xmlns="http://www.w3.org/1998/Math/MathML">
  <semantics>
    <mrow>
      <mfenced open="∣" close="∣">
        <mrow>
          <mrow>
            <mover accent="true">
              <msub>
                <mi>x</mi>
                <mn>1</mn>
              </msub>
              <mo stretchy="false">→</mo>
            </mover>
            <mo stretchy="false">+</mo>
            <mo stretchy="false">…</mo>
          </mrow>
          <mo stretchy="false">+</mo>
          <mover accent="true">
            <msub>
              <mi>x</mi>
              <mi>m</mi>
            </msub>
            <mo stretchy="false">→</mo>
          </mover>
        </mrow>
      </mfenced>
      <mrow>
        <mi/>
        <mi mathvariant="normal">≤</mi>
        <mi/>
      </mrow>
      <mi>m</mi>
    </mrow>
    <annotation encoding="StarMath 5.0">left lline { vec x_1 + dotslow + vec x_m } right rline ` &lt;= ` m</annotation>
  </semantics>
</math>
</file>

<file path=Object 5/content.xml><?xml version="1.0" encoding="utf-8"?>
<math xmlns="http://www.w3.org/1998/Math/MathML">
  <semantics>
    <mover accent="true">
      <msub>
        <mi>x</mi>
        <mi>i</mi>
      </msub>
      <mo stretchy="false">→</mo>
    </mover>
    <annotation encoding="StarMath 5.0">vec x_i</annotation>
  </semantics>
</math>
</file>

<file path=Object 6/content.xml><?xml version="1.0" encoding="utf-8"?>
<math xmlns="http://www.w3.org/1998/Math/MathML">
  <semantics>
    <mrow>
      <mover accent="true">
        <msub>
          <mi>x</mi>
          <mi>i</mi>
        </msub>
        <mo stretchy="false">→</mo>
      </mover>
      <mrow>
        <mi/>
        <mi mathvariant="normal">=</mi>
        <mi/>
      </mrow>
      <mfrac>
        <mn>1</mn>
        <mrow>
          <mi stretchy="false" mathvariant="normal">∣</mi>
          <mover accent="true">
            <msub>
              <mi>x</mi>
              <mi>i</mi>
            </msub>
            <mo stretchy="false">→</mo>
          </mover>
          <mi stretchy="false" mathvariant="normal">∣</mi>
        </mrow>
      </mfrac>
      <mfenced open="[" close="]">
        <mtable>
          <mtr>
            <mtd>
              <msub>
                <mi>a</mi>
                <mrow>
                  <mn>1,</mn>
                  <mi>i</mi>
                </mrow>
              </msub>
            </mtd>
          </mtr>
          <mtr>
            <mtd>
              <mi mathvariant="normal">⋯</mi>
            </mtd>
          </mtr>
          <mtr>
            <mtd>
              <msub>
                <mi>a</mi>
                <mrow>
                  <mi>n</mi>
                  <mi>,</mi>
                  <mi>i</mi>
                </mrow>
              </msub>
            </mtd>
          </mtr>
        </mtable>
      </mfenced>
    </mrow>
    <annotation encoding="StarMath 5.0">vec x_i ` = `1 over {lline vec x_i rline } left [ stack{a_{1,i} # dotsaxis  # a_{n,i}}  right ] </annotation>
  </semantics>
</math>
</file>

<file path=Object 7/content.xml><?xml version="1.0" encoding="utf-8"?>
<math xmlns="http://www.w3.org/1998/Math/MathML">
  <semantics>
    <mrow>
      <mrow>
        <mrow>
          <mover accent="true">
            <msub>
              <mi>x</mi>
              <mn>1</mn>
            </msub>
            <mo stretchy="false">→</mo>
          </mover>
          <mo stretchy="false">+</mo>
          <mo stretchy="false">…</mo>
        </mrow>
        <mo stretchy="false">+</mo>
        <mover accent="true">
          <msub>
            <mi>x</mi>
            <mi>m</mi>
          </msub>
          <mo stretchy="false">→</mo>
        </mover>
      </mrow>
      <mrow>
        <mi/>
        <mi mathvariant="normal">=</mi>
        <mi/>
      </mrow>
      <mfrac>
        <mn>1</mn>
        <mrow>
          <munderover>
            <mi mathvariant="normal">∏</mi>
            <mrow>
              <mi>i</mi>
              <mi mathvariant="normal">=</mi>
              <mn>1</mn>
            </mrow>
            <mi>m</mi>
          </munderover>
          <mrow>
            <mi stretchy="false" mathvariant="normal">∣</mi>
            <mover accent="true">
              <msub>
                <mi>x</mi>
                <mi>i</mi>
              </msub>
              <mo stretchy="false">→</mo>
            </mover>
            <mi stretchy="false" mathvariant="normal">∣</mi>
          </mrow>
        </mrow>
      </mfrac>
      <mfenced open="[" close="]">
        <mtable>
          <mtr>
            <mtd>
              <mrow>
                <msub>
                  <mi>a</mi>
                  <mn>1,1</mn>
                </msub>
                <mrow>
                  <mrow>
                    <mrow>
                      <munderover>
                        <mi mathvariant="normal">∏</mi>
                        <mrow>
                          <mrow>
                            <mi>i</mi>
                            <mi mathvariant="normal">=</mi>
                            <mn>1,</mn>
                          </mrow>
                          <mrow>
                            <mi>i</mi>
                            <mi mathvariant="normal">≠</mi>
                            <mn>1</mn>
                          </mrow>
                        </mrow>
                        <mi>m</mi>
                      </munderover>
                      <mrow>
                        <mi stretchy="false" mathvariant="normal">∣</mi>
                        <mover accent="true">
                          <msub>
                            <mi>x</mi>
                            <mi>i</mi>
                          </msub>
                          <mo stretchy="false">→</mo>
                        </mover>
                        <mi stretchy="false" mathvariant="normal">∣</mi>
                      </mrow>
                    </mrow>
                    <mo stretchy="false">+</mo>
                    <mo stretchy="false">…</mo>
                  </mrow>
                  <mo stretchy="false">+</mo>
                  <msub>
                    <mi>a</mi>
                    <mrow>
                      <mn>1,</mn>
                      <mi>m</mi>
                    </mrow>
                  </msub>
                </mrow>
                <mrow>
                  <munderover>
                    <mi mathvariant="normal">∏</mi>
                    <mrow>
                      <mrow>
                        <mi>i</mi>
                        <mi mathvariant="normal">=</mi>
                        <mn>1,</mn>
                      </mrow>
                      <mrow>
                        <mi>i</mi>
                        <mi mathvariant="normal">≠</mi>
                        <mi>m</mi>
                      </mrow>
                    </mrow>
                    <mi>m</mi>
                  </munderover>
                  <mrow>
                    <mi stretchy="false" mathvariant="normal">∣</mi>
                    <mover accent="true">
                      <msub>
                        <mi>x</mi>
                        <mi>i</mi>
                      </msub>
                      <mo stretchy="false">→</mo>
                    </mover>
                    <mi stretchy="false" mathvariant="normal">∣</mi>
                  </mrow>
                </mrow>
              </mrow>
            </mtd>
          </mtr>
          <mtr>
            <mtd>
              <mi mathvariant="normal">⋯</mi>
            </mtd>
          </mtr>
          <mtr>
            <mtd>
              <mrow>
                <msub>
                  <mi>a</mi>
                  <mrow>
                    <mi>n</mi>
                    <mi>,</mi>
                    <mn>1</mn>
                  </mrow>
                </msub>
                <mrow>
                  <mrow>
                    <mrow>
                      <munderover>
                        <mi mathvariant="normal">∏</mi>
                        <mrow>
                          <mrow>
                            <mi>i</mi>
                            <mi mathvariant="normal">=</mi>
                            <mn>1,</mn>
                          </mrow>
                          <mrow>
                            <mi>i</mi>
                            <mi mathvariant="normal">≠</mi>
                            <mn>1</mn>
                          </mrow>
                        </mrow>
                        <mi>m</mi>
                      </munderover>
                      <mrow>
                        <mi stretchy="false" mathvariant="normal">∣</mi>
                        <mover accent="true">
                          <msub>
                            <mi>x</mi>
                            <mi>i</mi>
                          </msub>
                          <mo stretchy="false">→</mo>
                        </mover>
                        <mi stretchy="false" mathvariant="normal">∣</mi>
                      </mrow>
                    </mrow>
                    <mo stretchy="false">+</mo>
                    <mo stretchy="false">…</mo>
                  </mrow>
                  <mo stretchy="false">+</mo>
                  <msub>
                    <mi>a</mi>
                    <mrow>
                      <mi>n</mi>
                      <mi>,</mi>
                      <mi>m</mi>
                    </mrow>
                  </msub>
                </mrow>
                <mrow>
                  <munderover>
                    <mi mathvariant="normal">∏</mi>
                    <mrow>
                      <mrow>
                        <mi>i</mi>
                        <mi mathvariant="normal">=</mi>
                        <mn>1,</mn>
                      </mrow>
                      <mrow>
                        <mi>i</mi>
                        <mi mathvariant="normal">≠</mi>
                        <mi>m</mi>
                      </mrow>
                    </mrow>
                    <mi>m</mi>
                  </munderover>
                  <mrow>
                    <mi stretchy="false" mathvariant="normal">∣</mi>
                    <mover accent="true">
                      <msub>
                        <mi>x</mi>
                        <mi>i</mi>
                      </msub>
                      <mo stretchy="false">→</mo>
                    </mover>
                    <mi stretchy="false" mathvariant="normal">∣</mi>
                  </mrow>
                </mrow>
              </mrow>
            </mtd>
          </mtr>
        </mtable>
      </mfenced>
    </mrow>
    <annotation encoding="StarMath 5.0">vec x_1 + dotslow + vec x_m ` = ` 1 over {prod from i=1 to m lline vec x_i rline} left [ stack{a_{1,1} prod from {i=1, i &lt;&gt; 1} to m {lline vec x_i rline} + dotslow + a_{1,m} prod from {i=1, i &lt;&gt; m} to m {lline vec x_i rline} # dotsaxis  # a_{n,1} prod from {i=1, i &lt;&gt; 1} to m {lline vec x_i rline} + dotslow + a_{n,m} prod from {i=1, i &lt;&gt; m} to m {lline vec x_i rline}}  right ] </annotation>
  </semantics>
</math>
</file>

<file path=Object 8/content.xml><?xml version="1.0" encoding="utf-8"?>
<math xmlns="http://www.w3.org/1998/Math/MathML">
  <semantics>
    <mtable>
      <mtr>
        <mtd>
          <mfenced open="∣" close="∣">
            <mrow>
              <mrow>
                <mover accent="true">
                  <msub>
                    <mi>x</mi>
                    <mn>1</mn>
                  </msub>
                  <mo stretchy="false">→</mo>
                </mover>
                <mo stretchy="false">+</mo>
                <mo stretchy="false">…</mo>
              </mrow>
              <mo stretchy="false">+</mo>
              <mover accent="true">
                <msub>
                  <mi>x</mi>
                  <mi>m</mi>
                </msub>
                <mo stretchy="false">→</mo>
              </mover>
            </mrow>
          </mfenced>
        </mtd>
        <mtd>
          <mtext>=</mtext>
        </mtd>
        <mtd>
          <mtable>
            <mtr>
              <mtd>
                <mfenced open="∣" close="∣">
                  <mrow>
                    <mi/>
                    <mfrac>
                      <mn>1</mn>
                      <mrow>
                        <munderover>
                          <mi mathvariant="normal">∏</mi>
                          <mrow>
                            <mi>i</mi>
                            <mi mathvariant="normal">=</mi>
                            <mn>1</mn>
                          </mrow>
                          <mi>m</mi>
                        </munderover>
                        <mrow>
                          <mi stretchy="false" mathvariant="normal">∣</mi>
                          <mover accent="true">
                            <msub>
                              <mi>x</mi>
                              <mi>i</mi>
                            </msub>
                            <mo stretchy="false">→</mo>
                          </mover>
                          <mi stretchy="false" mathvariant="normal">∣</mi>
                        </mrow>
                      </mrow>
                    </mfrac>
                    <mi/>
                    <mfenced open="[" close="]">
                      <mtable>
                        <mtr>
                          <mtd>
                            <mrow>
                              <msub>
                                <mi>a</mi>
                                <mn>1,1</mn>
                              </msub>
                              <mrow>
                                <mrow>
                                  <mrow>
                                    <munderover>
                                      <mi mathvariant="normal">∏</mi>
                                      <mrow>
                                        <mrow>
                                          <mi>i</mi>
                                          <mi mathvariant="normal">=</mi>
                                          <mn>1,</mn>
                                        </mrow>
                                        <mrow>
                                          <mi>i</mi>
                                          <mi mathvariant="normal">≠</mi>
                                          <mn>1</mn>
                                        </mrow>
                                      </mrow>
                                      <mi>m</mi>
                                    </munderover>
                                    <mrow>
                                      <mi stretchy="false" mathvariant="normal">∣</mi>
                                      <mover accent="true">
                                        <msub>
                                          <mi>x</mi>
                                          <mi>i</mi>
                                        </msub>
                                        <mo stretchy="false">→</mo>
                                      </mover>
                                      <mi stretchy="false" mathvariant="normal">∣</mi>
                                    </mrow>
                                  </mrow>
                                  <mo stretchy="false">+</mo>
                                  <mo stretchy="false">…</mo>
                                </mrow>
                                <mo stretchy="false">+</mo>
                                <msub>
                                  <mi>a</mi>
                                  <mrow>
                                    <mn>1,</mn>
                                    <mi>m</mi>
                                  </mrow>
                                </msub>
                              </mrow>
                              <mrow>
                                <munderover>
                                  <mi mathvariant="normal">∏</mi>
                                  <mrow>
                                    <mrow>
                                      <mi>i</mi>
                                      <mi mathvariant="normal">=</mi>
                                      <mn>1,</mn>
                                    </mrow>
                                    <mrow>
                                      <mi>i</mi>
                                      <mi mathvariant="normal">≠</mi>
                                      <mi>m</mi>
                                    </mrow>
                                  </mrow>
                                  <mi>m</mi>
                                </munderover>
                                <mrow>
                                  <mi stretchy="false" mathvariant="normal">∣</mi>
                                  <mover accent="true">
                                    <msub>
                                      <mi>x</mi>
                                      <mi>i</mi>
                                    </msub>
                                    <mo stretchy="false">→</mo>
                                  </mover>
                                  <mi stretchy="false" mathvariant="normal">∣</mi>
                                </mrow>
                              </mrow>
                            </mrow>
                          </mtd>
                        </mtr>
                        <mtr>
                          <mtd>
                            <mi mathvariant="normal">⋯</mi>
                          </mtd>
                        </mtr>
                        <mtr>
                          <mtd>
                            <mrow>
                              <msub>
                                <mi>a</mi>
                                <mrow>
                                  <mi>n</mi>
                                  <mi>,</mi>
                                  <mn>1</mn>
                                </mrow>
                              </msub>
                              <mrow>
                                <mrow>
                                  <mrow>
                                    <munderover>
                                      <mi mathvariant="normal">∏</mi>
                                      <mrow>
                                        <mrow>
                                          <mi>i</mi>
                                          <mi mathvariant="normal">=</mi>
                                          <mn>1,</mn>
                                        </mrow>
                                        <mrow>
                                          <mi>i</mi>
                                          <mi mathvariant="normal">≠</mi>
                                          <mn>1</mn>
                                        </mrow>
                                      </mrow>
                                      <mi>m</mi>
                                    </munderover>
                                    <mrow>
                                      <mi stretchy="false" mathvariant="normal">∣</mi>
                                      <mover accent="true">
                                        <msub>
                                          <mi>x</mi>
                                          <mi>i</mi>
                                        </msub>
                                        <mo stretchy="false">→</mo>
                                      </mover>
                                      <mi stretchy="false" mathvariant="normal">∣</mi>
                                    </mrow>
                                  </mrow>
                                  <mo stretchy="false">+</mo>
                                  <mo stretchy="false">…</mo>
                                </mrow>
                                <mo stretchy="false">+</mo>
                                <msub>
                                  <mi>a</mi>
                                  <mrow>
                                    <mi>n</mi>
                                    <mi>,</mi>
                                    <mi>m</mi>
                                  </mrow>
                                </msub>
                              </mrow>
                              <mrow>
                                <munderover>
                                  <mi mathvariant="normal">∏</mi>
                                  <mrow>
                                    <mrow>
                                      <mi>i</mi>
                                      <mi mathvariant="normal">=</mi>
                                      <mn>1,</mn>
                                    </mrow>
                                    <mrow>
                                      <mi>i</mi>
                                      <mi mathvariant="normal">≠</mi>
                                      <mi>m</mi>
                                    </mrow>
                                  </mrow>
                                  <mi>m</mi>
                                </munderover>
                                <mrow>
                                  <mi stretchy="false" mathvariant="normal">∣</mi>
                                  <mover accent="true">
                                    <msub>
                                      <mi>x</mi>
                                      <mi>i</mi>
                                    </msub>
                                    <mo stretchy="false">→</mo>
                                  </mover>
                                  <mi stretchy="false" mathvariant="normal">∣</mi>
                                </mrow>
                              </mrow>
                            </mrow>
                          </mtd>
                        </mtr>
                      </mtable>
                    </mfenced>
                    <mi/>
                  </mrow>
                </mfenced>
              </mtd>
            </mtr>
          </mtable>
        </mtd>
      </mtr>
      <mtr>
        <mtd>
          <mtext/>
        </mtd>
        <mtd>
          <mtext>=</mtext>
        </mtd>
        <mtd>
          <mtable>
            <mtr>
              <mtd>
                <mrow>
                  <mfrac>
                    <mn>1</mn>
                    <mrow>
                      <munderover>
                        <mi mathvariant="normal">∏</mi>
                        <mrow>
                          <mi>i</mi>
                          <mi mathvariant="normal">=</mi>
                          <mn>1</mn>
                        </mrow>
                        <mi>m</mi>
                      </munderover>
                      <mrow>
                        <mi stretchy="false" mathvariant="normal">∣</mi>
                        <mover accent="true">
                          <msub>
                            <mi>x</mi>
                            <mi>i</mi>
                          </msub>
                          <mo stretchy="false">→</mo>
                        </mover>
                        <mi stretchy="false" mathvariant="normal">∣</mi>
                      </mrow>
                    </mrow>
                  </mfrac>
                  <mi/>
                  <mfenced open="∣" close="∣">
                    <mrow>
                      <mi/>
                      <mfenced open="[" close="]">
                        <mtable>
                          <mtr>
                            <mtd>
                              <mrow>
                                <msub>
                                  <mi>a</mi>
                                  <mn>1,1</mn>
                                </msub>
                                <mrow>
                                  <mrow>
                                    <mrow>
                                      <munderover>
                                        <mi mathvariant="normal">∏</mi>
                                        <mrow>
                                          <mrow>
                                            <mi>i</mi>
                                            <mi mathvariant="normal">=</mi>
                                            <mn>1,</mn>
                                          </mrow>
                                          <mrow>
                                            <mi>i</mi>
                                            <mi mathvariant="normal">≠</mi>
                                            <mn>1</mn>
                                          </mrow>
                                        </mrow>
                                        <mi>m</mi>
                                      </munderover>
                                      <mrow>
                                        <mi stretchy="false" mathvariant="normal">∣</mi>
                                        <mover accent="true">
                                          <msub>
                                            <mi>x</mi>
                                            <mi>i</mi>
                                          </msub>
                                          <mo stretchy="false">→</mo>
                                        </mover>
                                        <mi stretchy="false" mathvariant="normal">∣</mi>
                                      </mrow>
                                    </mrow>
                                    <mo stretchy="false">+</mo>
                                    <mo stretchy="false">…</mo>
                                  </mrow>
                                  <mo stretchy="false">+</mo>
                                  <msub>
                                    <mi>a</mi>
                                    <mrow>
                                      <mn>1,</mn>
                                      <mi>m</mi>
                                    </mrow>
                                  </msub>
                                </mrow>
                                <mrow>
                                  <munderover>
                                    <mi mathvariant="normal">∏</mi>
                                    <mrow>
                                      <mrow>
                                        <mi>i</mi>
                                        <mi mathvariant="normal">=</mi>
                                        <mn>1,</mn>
                                      </mrow>
                                      <mrow>
                                        <mi>i</mi>
                                        <mi mathvariant="normal">≠</mi>
                                        <mi>m</mi>
                                      </mrow>
                                    </mrow>
                                    <mi>m</mi>
                                  </munderover>
                                  <mrow>
                                    <mi stretchy="false" mathvariant="normal">∣</mi>
                                    <mover accent="true">
                                      <msub>
                                        <mi>x</mi>
                                        <mi>i</mi>
                                      </msub>
                                      <mo stretchy="false">→</mo>
                                    </mover>
                                    <mi stretchy="false" mathvariant="normal">∣</mi>
                                  </mrow>
                                </mrow>
                              </mrow>
                            </mtd>
                          </mtr>
                          <mtr>
                            <mtd>
                              <mi mathvariant="normal">⋯</mi>
                            </mtd>
                          </mtr>
                          <mtr>
                            <mtd>
                              <mrow>
                                <msub>
                                  <mi>a</mi>
                                  <mrow>
                                    <mi>n</mi>
                                    <mi>,</mi>
                                    <mn>1</mn>
                                  </mrow>
                                </msub>
                                <mrow>
                                  <mrow>
                                    <mrow>
                                      <munderover>
                                        <mi mathvariant="normal">∏</mi>
                                        <mrow>
                                          <mrow>
                                            <mi>i</mi>
                                            <mi mathvariant="normal">=</mi>
                                            <mn>1,</mn>
                                          </mrow>
                                          <mrow>
                                            <mi>i</mi>
                                            <mi mathvariant="normal">≠</mi>
                                            <mn>1</mn>
                                          </mrow>
                                        </mrow>
                                        <mi>m</mi>
                                      </munderover>
                                      <mrow>
                                        <mi stretchy="false" mathvariant="normal">∣</mi>
                                        <mover accent="true">
                                          <msub>
                                            <mi>x</mi>
                                            <mi>i</mi>
                                          </msub>
                                          <mo stretchy="false">→</mo>
                                        </mover>
                                        <mi stretchy="false" mathvariant="normal">∣</mi>
                                      </mrow>
                                    </mrow>
                                    <mo stretchy="false">+</mo>
                                    <mo stretchy="false">…</mo>
                                  </mrow>
                                  <mo stretchy="false">+</mo>
                                  <msub>
                                    <mi>a</mi>
                                    <mrow>
                                      <mi>n</mi>
                                      <mi>,</mi>
                                      <mi>m</mi>
                                    </mrow>
                                  </msub>
                                </mrow>
                                <mrow>
                                  <munderover>
                                    <mi mathvariant="normal">∏</mi>
                                    <mrow>
                                      <mrow>
                                        <mi>i</mi>
                                        <mi mathvariant="normal">=</mi>
                                        <mn>1,</mn>
                                      </mrow>
                                      <mrow>
                                        <mi>i</mi>
                                        <mi mathvariant="normal">≠</mi>
                                        <mi>m</mi>
                                      </mrow>
                                    </mrow>
                                    <mi>m</mi>
                                  </munderover>
                                  <mrow>
                                    <mi stretchy="false" mathvariant="normal">∣</mi>
                                    <mover accent="true">
                                      <msub>
                                        <mi>x</mi>
                                        <mi>i</mi>
                                      </msub>
                                      <mo stretchy="false">→</mo>
                                    </mover>
                                    <mi stretchy="false" mathvariant="normal">∣</mi>
                                  </mrow>
                                </mrow>
                              </mrow>
                            </mtd>
                          </mtr>
                        </mtable>
                      </mfenced>
                      <mi/>
                    </mrow>
                  </mfenced>
                </mrow>
              </mtd>
            </mtr>
          </mtable>
        </mtd>
      </mtr>
      <mtr>
        <mtd>
          <mtext/>
        </mtd>
        <mtd>
          <mtext>=</mtext>
        </mtd>
        <mtd>
          <mtable>
            <mtr>
              <mtd>
                <mrow>
                  <mfrac>
                    <mn>1</mn>
                    <mrow>
                      <munderover>
                        <mi mathvariant="normal">∏</mi>
                        <mrow>
                          <mi>i</mi>
                          <mi mathvariant="normal">=</mi>
                          <mn>1</mn>
                        </mrow>
                        <mi>m</mi>
                      </munderover>
                      <mrow>
                        <mi stretchy="false" mathvariant="normal">∣</mi>
                        <mover accent="true">
                          <msub>
                            <mi>x</mi>
                            <mi>i</mi>
                          </msub>
                          <mo stretchy="false">→</mo>
                        </mover>
                        <mi stretchy="false" mathvariant="normal">∣</mi>
                      </mrow>
                    </mrow>
                  </mfrac>
                  <mi/>
                  <msqrt>
                    <mrow>
                      <munderover>
                        <mi mathvariant="normal">∑</mi>
                        <mrow>
                          <mi>j</mi>
                          <mi mathvariant="normal">=</mi>
                          <mn>1</mn>
                        </mrow>
                        <mi>n</mi>
                      </munderover>
                      <msup>
                        <mfenced open="" close="">
                          <mrow>
                            <msub>
                              <mi>a</mi>
                              <mrow>
                                <mi>j</mi>
                                <mi>,</mi>
                                <mn>1</mn>
                              </mrow>
                            </msub>
                            <mrow>
                              <mrow>
                                <mrow>
                                  <munderover>
                                    <mi mathvariant="normal">∏</mi>
                                    <mrow>
                                      <mrow>
                                        <mi>i</mi>
                                        <mi mathvariant="normal">=</mi>
                                        <mn>1,</mn>
                                      </mrow>
                                      <mrow>
                                        <mi>i</mi>
                                        <mi mathvariant="normal">≠</mi>
                                        <mn>1</mn>
                                      </mrow>
                                    </mrow>
                                    <mi>m</mi>
                                  </munderover>
                                  <mrow>
                                    <mi stretchy="false" mathvariant="normal">∣</mi>
                                    <mover accent="true">
                                      <msub>
                                        <mi>x</mi>
                                        <mi>i</mi>
                                      </msub>
                                      <mo stretchy="false">→</mo>
                                    </mover>
                                    <mi stretchy="false" mathvariant="normal">∣</mi>
                                  </mrow>
                                </mrow>
                                <mo stretchy="false">+</mo>
                                <mo stretchy="false">…</mo>
                              </mrow>
                              <mo stretchy="false">+</mo>
                              <msub>
                                <mi>a</mi>
                                <mrow>
                                  <mi>j</mi>
                                  <mi>,</mi>
                                  <mi>m</mi>
                                </mrow>
                              </msub>
                            </mrow>
                            <mrow>
                              <munderover>
                                <mi mathvariant="normal">∏</mi>
                                <mrow>
                                  <mrow>
                                    <mi>i</mi>
                                    <mi mathvariant="normal">=</mi>
                                    <mn>1,</mn>
                                  </mrow>
                                  <mrow>
                                    <mi>i</mi>
                                    <mi mathvariant="normal">≠</mi>
                                    <mi>m</mi>
                                  </mrow>
                                </mrow>
                                <mi>m</mi>
                              </munderover>
                              <mrow>
                                <mi stretchy="false" mathvariant="normal">∣</mi>
                                <mover accent="true">
                                  <msub>
                                    <mi>x</mi>
                                    <mi>i</mi>
                                  </msub>
                                  <mo stretchy="false">→</mo>
                                </mover>
                                <mi stretchy="false" mathvariant="normal">∣</mi>
                              </mrow>
                            </mrow>
                          </mrow>
                        </mfenced>
                        <mn>2</mn>
                      </msup>
                    </mrow>
                  </msqrt>
                </mrow>
              </mtd>
            </mtr>
          </mtable>
        </mtd>
      </mtr>
      <mtr>
        <mtd>
          <mtext/>
        </mtd>
        <mtd>
          <mtext>=</mtext>
        </mtd>
        <mtd>
          <mtable>
            <mtr>
              <mtd>
                <mrow>
                  <mfrac>
                    <mn>1</mn>
                    <mrow>
                      <munderover>
                        <mi mathvariant="normal">∏</mi>
                        <mrow>
                          <mi>i</mi>
                          <mi mathvariant="normal">=</mi>
                          <mn>1</mn>
                        </mrow>
                        <mi>m</mi>
                      </munderover>
                      <mrow>
                        <mi stretchy="false" mathvariant="normal">∣</mi>
                        <mover accent="true">
                          <msub>
                            <mi>x</mi>
                            <mi>i</mi>
                          </msub>
                          <mo stretchy="false">→</mo>
                        </mover>
                        <mi stretchy="false" mathvariant="normal">∣</mi>
                      </mrow>
                    </mrow>
                  </mfrac>
                  <mi/>
                  <msqrt>
                    <mrow>
                      <munderover>
                        <mi mathvariant="normal">∑</mi>
                        <mrow>
                          <mi>j</mi>
                          <mi mathvariant="normal">=</mi>
                          <mn>1</mn>
                        </mrow>
                        <mi>n</mi>
                      </munderover>
                      <mfenced open="" close="">
                        <mrow>
                          <msubsup>
                            <mi>a</mi>
                            <mrow>
                              <mi>j</mi>
                              <mi>,</mi>
                              <mn>1</mn>
                            </mrow>
                            <mn>2</mn>
                          </msubsup>
                          <mrow>
                            <mrow>
                              <mrow>
                                <munderover>
                                  <mi mathvariant="normal">∏</mi>
                                  <mrow>
                                    <mrow>
                                      <mi>i</mi>
                                      <mi mathvariant="normal">=</mi>
                                      <mn>1,</mn>
                                    </mrow>
                                    <mrow>
                                      <mi>i</mi>
                                      <mi mathvariant="normal">≠</mi>
                                      <mn>1</mn>
                                    </mrow>
                                  </mrow>
                                  <mi>m</mi>
                                </munderover>
                                <msup>
                                  <mrow>
                                    <mi stretchy="false" mathvariant="normal">∣</mi>
                                    <mover accent="true">
                                      <msub>
                                        <mi>x</mi>
                                        <mi>i</mi>
                                      </msub>
                                      <mo stretchy="false">→</mo>
                                    </mover>
                                    <mi stretchy="false" mathvariant="normal">∣</mi>
                                  </mrow>
                                  <mn>2</mn>
                                </msup>
                              </mrow>
                              <mo stretchy="false">+</mo>
                              <mo stretchy="false">…</mo>
                            </mrow>
                            <mo stretchy="false">+</mo>
                            <msubsup>
                              <mi>a</mi>
                              <mrow>
                                <mi>j</mi>
                                <mi>,</mi>
                                <mi>m</mi>
                              </mrow>
                              <mn>2</mn>
                            </msubsup>
                          </mrow>
                          <mrow>
                            <mrow>
                              <munderover>
                                <mi mathvariant="normal">∏</mi>
                                <mrow>
                                  <mrow>
                                    <mi>i</mi>
                                    <mi mathvariant="normal">=</mi>
                                    <mn>1,</mn>
                                  </mrow>
                                  <mrow>
                                    <mi>i</mi>
                                    <mi mathvariant="normal">≠</mi>
                                    <mi>m</mi>
                                  </mrow>
                                </mrow>
                                <mi>m</mi>
                              </munderover>
                              <msup>
                                <mrow>
                                  <mi stretchy="false" mathvariant="normal">∣</mi>
                                  <mover accent="true">
                                    <msub>
                                      <mi>x</mi>
                                      <mi>i</mi>
                                    </msub>
                                    <mo stretchy="false">→</mo>
                                  </mover>
                                  <mi stretchy="false" mathvariant="normal">∣</mi>
                                </mrow>
                                <mn>2</mn>
                              </msup>
                            </mrow>
                            <mo stretchy="false">+</mo>
                            <mn>2</mn>
                          </mrow>
                          <mfenced open="" close="">
                            <mrow>
                              <munderover>
                                <mi mathvariant="normal">∑</mi>
                                <mrow>
                                  <mi>k</mi>
                                  <mi mathvariant="normal">=</mi>
                                  <mn>1</mn>
                                </mrow>
                                <mi>m</mi>
                              </munderover>
                              <mrow>
                                <munderover>
                                  <mi mathvariant="normal">∑</mi>
                                  <mrow>
                                    <mi>l</mi>
                                    <mi mathvariant="normal">=</mi>
                                    <mrow>
                                      <mi>k</mi>
                                      <mo stretchy="false">+</mo>
                                      <mn>1</mn>
                                    </mrow>
                                  </mrow>
                                  <mi>m</mi>
                                </munderover>
                                <mfenced open="" close="">
                                  <mrow>
                                    <msub>
                                      <mover accent="true">
                                        <mi>x</mi>
                                        <mo stretchy="false">→</mo>
                                      </mover>
                                      <mrow>
                                        <mi>j</mi>
                                        <mi>,</mi>
                                        <mi>k</mi>
                                      </mrow>
                                    </msub>
                                    <msub>
                                      <mover accent="true">
                                        <mi>x</mi>
                                        <mo stretchy="false">→</mo>
                                      </mover>
                                      <mrow>
                                        <mi>j</mi>
                                        <mi>,</mi>
                                        <mi>l</mi>
                                      </mrow>
                                    </msub>
                                    <mrow>
                                      <mi stretchy="false" mathvariant="normal">∣</mi>
                                      <mover accent="true">
                                        <msub>
                                          <mi>x</mi>
                                          <mi>k</mi>
                                        </msub>
                                        <mo stretchy="false">→</mo>
                                      </mover>
                                      <mi stretchy="false" mathvariant="normal">∣</mi>
                                    </mrow>
                                    <mrow>
                                      <mi stretchy="false" mathvariant="normal">∣</mi>
                                      <mover accent="true">
                                        <msub>
                                          <mi>x</mi>
                                          <mi>l</mi>
                                        </msub>
                                        <mo stretchy="false">→</mo>
                                      </mover>
                                      <mi stretchy="false" mathvariant="normal">∣</mi>
                                    </mrow>
                                    <mrow>
                                      <munderover>
                                        <mi mathvariant="normal">∏</mi>
                                        <mtable>
                                          <mtr>
                                            <mtd>
                                              <mrow>
                                                <mi>q</mi>
                                                <mi mathvariant="normal">=</mi>
                                                <mn>1</mn>
                                              </mrow>
                                            </mtd>
                                          </mtr>
                                          <mtr>
                                            <mtd>
                                              <mrow>
                                                <mi>q</mi>
                                                <mi mathvariant="normal">≠</mi>
                                                <mi>k</mi>
                                              </mrow>
                                            </mtd>
                                          </mtr>
                                          <mtr>
                                            <mtd>
                                              <mrow>
                                                <mi>q</mi>
                                                <mi mathvariant="normal">≠</mi>
                                                <mi>l</mi>
                                              </mrow>
                                            </mtd>
                                          </mtr>
                                        </mtable>
                                        <mi>m</mi>
                                      </munderover>
                                      <msup>
                                        <mrow>
                                          <mi stretchy="false" mathvariant="normal">∣</mi>
                                          <msub>
                                            <mi>x</mi>
                                            <mi>q</mi>
                                          </msub>
                                          <mi stretchy="false" mathvariant="normal">∣</mi>
                                        </mrow>
                                        <mn>2</mn>
                                      </msup>
                                    </mrow>
                                  </mrow>
                                </mfenced>
                              </mrow>
                            </mrow>
                          </mfenced>
                        </mrow>
                      </mfenced>
                    </mrow>
                  </msqrt>
                </mrow>
              </mtd>
            </mtr>
          </mtable>
        </mtd>
      </mtr>
      <mtr>
        <mtd>
          <mtext/>
        </mtd>
        <mtd>
          <mtext>=</mtext>
        </mtd>
        <mtd>
          <mtable>
            <mtr>
              <mtd>
                <mrow>
                  <mfrac>
                    <mn>1</mn>
                    <mrow>
                      <munderover>
                        <mi mathvariant="normal">∏</mi>
                        <mrow>
                          <mi>i</mi>
                          <mi mathvariant="normal">=</mi>
                          <mn>1</mn>
                        </mrow>
                        <mi>m</mi>
                      </munderover>
                      <mrow>
                        <mi stretchy="false" mathvariant="normal">∣</mi>
                        <mover accent="true">
                          <msub>
                            <mi>x</mi>
                            <mi>i</mi>
                          </msub>
                          <mo stretchy="false">→</mo>
                        </mover>
                        <mi stretchy="false" mathvariant="normal">∣</mi>
                      </mrow>
                    </mrow>
                  </mfrac>
                  <mi/>
                  <msqrt>
                    <mrow>
                      <mrow>
                        <mrow>
                          <munderover>
                            <mi mathvariant="normal">∑</mi>
                            <mrow>
                              <mi>r</mi>
                              <mi mathvariant="normal">=</mi>
                              <mn>1</mn>
                            </mrow>
                            <mi>m</mi>
                          </munderover>
                          <mfenced open="" close="">
                            <mrow>
                              <mfenced open="" close="">
                                <mrow>
                                  <munderover>
                                    <mi mathvariant="normal">∑</mi>
                                    <mrow>
                                      <mi>j</mi>
                                      <mi mathvariant="normal">=</mi>
                                      <mn>1</mn>
                                    </mrow>
                                    <mi>n</mi>
                                  </munderover>
                                  <msubsup>
                                    <mi>a</mi>
                                    <mrow>
                                      <mi>j</mi>
                                      <mi>,</mi>
                                      <mi>r</mi>
                                    </mrow>
                                    <mn>2</mn>
                                  </msubsup>
                                </mrow>
                              </mfenced>
                              <mrow>
                                <munderover>
                                  <mi mathvariant="normal">∏</mi>
                                  <mrow>
                                    <mrow>
                                      <mi>i</mi>
                                      <mi mathvariant="normal">=</mi>
                                      <mn>1,</mn>
                                    </mrow>
                                    <mrow>
                                      <mi>i</mi>
                                      <mi mathvariant="normal">≠</mi>
                                      <mi>r</mi>
                                    </mrow>
                                  </mrow>
                                  <mi>m</mi>
                                </munderover>
                                <msup>
                                  <mrow>
                                    <mi stretchy="false" mathvariant="normal">∣</mi>
                                    <mover accent="true">
                                      <msub>
                                        <mi>x</mi>
                                        <mi>i</mi>
                                      </msub>
                                      <mo stretchy="false">→</mo>
                                    </mover>
                                    <mi stretchy="false" mathvariant="normal">∣</mi>
                                  </mrow>
                                  <mn>2</mn>
                                </msup>
                              </mrow>
                            </mrow>
                          </mfenced>
                        </mrow>
                        <mo stretchy="false">+</mo>
                        <mn>2</mn>
                      </mrow>
                      <mfenced open="" close="">
                        <mrow>
                          <munderover>
                            <mi mathvariant="normal">∑</mi>
                            <mrow>
                              <mi>k</mi>
                              <mi mathvariant="normal">=</mi>
                              <mn>1</mn>
                            </mrow>
                            <mi>m</mi>
                          </munderover>
                          <mrow>
                            <munderover>
                              <mi mathvariant="normal">∑</mi>
                              <mrow>
                                <mi>l</mi>
                                <mi mathvariant="normal">=</mi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  <mi>m</mi>
                            </munderover>
                            <mfenced open="" close="">
                              <mrow>
                                <mfenced open="" close="">
                                  <mrow>
                                    <munderover>
                                      <mi mathvariant="normal">∑</mi>
                                      <mrow>
                                        <mi>j</mi>
                                        <mi mathvariant="normal">=</mi>
                                        <mn>1</mn>
                                      </mrow>
                                      <mi>n</mi>
                                    </munderover>
                                    <mfenced open="" close="">
                                      <mrow>
                                        <msub>
                                          <mover accent="true">
                                            <mi>x</mi>
                                            <mo stretchy="false">→</mo>
                                          </mover>
                                          <mrow>
                                            <mi>j</mi>
                                            <mi>,</mi>
                                            <mi>k</mi>
                                          </mrow>
                                        </msub>
                                        <msub>
                                          <mover accent="true">
                                            <mi>x</mi>
                                            <mo stretchy="false">→</mo>
                                          </mover>
                                          <mrow>
                                            <mi>j</mi>
                                            <mi>,</mi>
                                            <mi>l</mi>
                                          </mrow>
                                        </msub>
                                      </mrow>
                                    </mfenced>
                                  </mrow>
                                </mfenced>
                                <mrow>
                                  <mi stretchy="false" mathvariant="normal">∣</mi>
                                  <mover accent="true">
                                    <msub>
                                      <mi>x</mi>
                                      <mi>k</mi>
                                    </msub>
                                    <mo stretchy="false">→</mo>
                                  </mover>
                                  <mi stretchy="false" mathvariant="normal">∣</mi>
                                </mrow>
                                <mrow>
                                  <mi stretchy="false" mathvariant="normal">∣</mi>
                                  <mover accent="true">
                                    <msub>
                                      <mi>x</mi>
                                      <mi>l</mi>
                                    </msub>
                                    <mo stretchy="false">→</mo>
                                  </mover>
                                  <mi stretchy="false" mathvariant="normal">∣</mi>
                                </mrow>
                                <mrow>
                                  <munderover>
                                    <mi mathvariant="normal">∏</mi>
                                    <mtable>
                                      <mtr>
                                        <mtd>
                                          <mrow>
                                            <mi>q</mi>
                                            <mi mathvariant="normal">=</mi>
                                            <mn>1</mn>
                                          </mrow>
                                        </mtd>
                                      </mtr>
                                      <mtr>
                                        <mtd>
                                          <mrow>
                                            <mi>q</mi>
                                            <mi mathvariant="normal">≠</mi>
                                            <mi>k</mi>
                                          </mrow>
                                        </mtd>
                                      </mtr>
                                      <mtr>
                                        <mtd>
                                          <mrow>
                                            <mi>q</mi>
                                            <mi mathvariant="normal">≠</mi>
                                            <mi>l</mi>
                                          </mrow>
                                        </mtd>
                                      </mtr>
                                    </mtable>
                                    <mi>m</mi>
                                  </munderover>
                                  <msup>
                                    <mrow>
                                      <mi stretchy="false" mathvariant="normal">∣</mi>
                                      <msub>
                                        <mi>x</mi>
                                        <mi>q</mi>
                                      </msub>
                                      <mi stretchy="false" mathvariant="normal">∣</mi>
                                    </mrow>
                                    <mn>2</mn>
                                  </msup>
                                </mrow>
                              </mrow>
                            </mfenced>
                          </mrow>
                        </mrow>
                      </mfenced>
                    </mrow>
                  </msqrt>
                </mrow>
              </mtd>
            </mtr>
          </mtable>
        </mtd>
      </mtr>
      <mtr>
        <mtd>
          <mtext/>
        </mtd>
        <mtd>
          <mtext>=</mtext>
        </mtd>
        <mtd>
          <mtable>
            <mtr>
              <mtd>
                <mrow>
                  <mfrac>
                    <mn>1</mn>
                    <mrow>
                      <munderover>
                        <mi mathvariant="normal">∏</mi>
                        <mrow>
                          <mi>i</mi>
                          <mi mathvariant="normal">=</mi>
                          <mn>1</mn>
                        </mrow>
                        <mi>m</mi>
                      </munderover>
                      <mrow>
                        <mi stretchy="false" mathvariant="normal">∣</mi>
                        <mover accent="true">
                          <msub>
                            <mi>x</mi>
                            <mi>i</mi>
                          </msub>
                          <mo stretchy="false">→</mo>
                        </mover>
                        <mi stretchy="false" mathvariant="normal">∣</mi>
                      </mrow>
                    </mrow>
                  </mfrac>
                  <mi/>
                  <msqrt>
                    <mrow>
                      <mrow>
                        <mrow>
                          <munderover>
                            <mi mathvariant="normal">∑</mi>
                            <mrow>
                              <mi>r</mi>
                              <mi mathvariant="normal">=</mi>
                              <mn>1</mn>
                            </mrow>
                            <mi>m</mi>
                          </munderover>
                          <mfenced open="" close="">
                            <mrow>
                              <msup>
                                <mrow>
                                  <mi stretchy="false" mathvariant="normal">∣</mi>
                                  <mover accent="true">
                                    <msub>
                                      <mi>x</mi>
                                      <mi>r</mi>
                                    </msub>
                                    <mo stretchy="false">→</mo>
                                  </mover>
                                  <mi stretchy="false" mathvariant="normal">∣</mi>
                                </mrow>
                                <mn>2</mn>
                              </msup>
                              <mrow>
                                <munderover>
                                  <mi mathvariant="normal">∏</mi>
                                  <mrow>
                                    <mrow>
                                      <mi>i</mi>
                                      <mi mathvariant="normal">=</mi>
                                      <mn>1,</mn>
                                    </mrow>
                                    <mrow>
                                      <mi>i</mi>
                                      <mi mathvariant="normal">≠</mi>
                                      <mi>r</mi>
                                    </mrow>
                                  </mrow>
                                  <mi>m</mi>
                                </munderover>
                                <msup>
                                  <mrow>
                                    <mi stretchy="false" mathvariant="normal">∣</mi>
                                    <mover accent="true">
                                      <msub>
                                        <mi>x</mi>
                                        <mi>i</mi>
                                      </msub>
                                      <mo stretchy="false">→</mo>
                                    </mover>
                                    <mi stretchy="false" mathvariant="normal">∣</mi>
                                  </mrow>
                                  <mn>2</mn>
                                </msup>
                              </mrow>
                            </mrow>
                          </mfenced>
                        </mrow>
                        <mo stretchy="false">+</mo>
                        <mn>2</mn>
                      </mrow>
                      <mfenced open="" close="">
                        <mrow>
                          <munderover>
                            <mi mathvariant="normal">∑</mi>
                            <mrow>
                              <mi>k</mi>
                              <mi mathvariant="normal">=</mi>
                              <mn>1</mn>
                            </mrow>
                            <mi>m</mi>
                          </munderover>
                          <mrow>
                            <munderover>
                              <mi mathvariant="normal">∑</mi>
                              <mrow>
                                <mi>l</mi>
                                <mi mathvariant="normal">=</mi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  <mi>m</mi>
                            </munderover>
                            <mfenced open="" close="">
                              <mrow>
                                <mfenced open="" close="">
                                  <mrow>
                                    <msub>
                                      <mover accent="true">
                                        <mi>x</mi>
                                        <mo stretchy="false">→</mo>
                                      </mover>
                                      <mi>k</mi>
                                    </msub>
                                    <mi mathvariant="normal">⋅</mi>
                                    <msub>
                                      <mover accent="true">
                                        <mi>x</mi>
                                        <mo stretchy="false">→</mo>
                                      </mover>
                                      <mi>l</mi>
                                    </msub>
                                  </mrow>
                                </mfenced>
                                <mrow>
                                  <mi stretchy="false" mathvariant="normal">∣</mi>
                                  <mover accent="true">
                                    <msub>
                                      <mi>x</mi>
                                      <mi>k</mi>
                                    </msub>
                                    <mo stretchy="false">→</mo>
                                  </mover>
                                  <mi stretchy="false" mathvariant="normal">∣</mi>
                                </mrow>
                                <mrow>
                                  <mi stretchy="false" mathvariant="normal">∣</mi>
                                  <mover accent="true">
                                    <msub>
                                      <mi>x</mi>
                                      <mi>l</mi>
                                    </msub>
                                    <mo stretchy="false">→</mo>
                                  </mover>
                                  <mi stretchy="false" mathvariant="normal">∣</mi>
                                </mrow>
                                <mrow>
                                  <munderover>
                                    <mi mathvariant="normal">∏</mi>
                                    <mtable>
                                      <mtr>
                                        <mtd>
                                          <mrow>
                                            <mi>q</mi>
                                            <mi mathvariant="normal">=</mi>
                                            <mn>1</mn>
                                          </mrow>
                                        </mtd>
                                      </mtr>
                                      <mtr>
                                        <mtd>
                                          <mrow>
                                            <mi>q</mi>
                                            <mi mathvariant="normal">≠</mi>
                                            <mi>k</mi>
                                          </mrow>
                                        </mtd>
                                      </mtr>
                                      <mtr>
                                        <mtd>
                                          <mrow>
                                            <mi>q</mi>
                                            <mi mathvariant="normal">≠</mi>
                                            <mi>l</mi>
                                          </mrow>
                                        </mtd>
                                      </mtr>
                                    </mtable>
                                    <mi>m</mi>
                                  </munderover>
                                  <msup>
                                    <mrow>
                                      <mi stretchy="false" mathvariant="normal">∣</mi>
                                      <msub>
                                        <mi>x</mi>
                                        <mi>q</mi>
                                      </msub>
                                      <mi stretchy="false" mathvariant="normal">∣</mi>
                                    </mrow>
                                    <mn>2</mn>
                                  </msup>
                                </mrow>
                              </mrow>
                            </mfenced>
                          </mrow>
                        </mrow>
                      </mfenced>
                    </mrow>
                  </msqrt>
                </mrow>
              </mtd>
            </mtr>
          </mtable>
        </mtd>
      </mtr>
    </mtable>
    <annotation encoding="StarMath 5.0">alignl matrix {
       left lline { vec x_1 + dotslow + vec x_m } right rline
       # "="
       # stack { alignc
         left lline ~
              1 over {prod from i=1 to m {lline vec x_i rline}} ~
              left [
                   stack {
                         a_{1,1} prod from {i=1, i &lt;&gt; 1} to m {lline vec x_i rline}
                                 + dotslow
                                 + a_{1,m} prod from {i=1, i &lt;&gt; m} to m {lline vec x_i rline}
                         # dotsaxis 
                         # a_{n,1} prod from {i=1, i &lt;&gt; 1} to m {lline vec x_i rline}
                                 + dotslow
                                 + a_{n,m} prod from {i=1, i &lt;&gt; m} to m {lline vec x_i rline}
                   }
              right ] ~
         right rline
       }
##
       ""
       # "="
       # stack { alignc
         1 over {prod from i=1 to m {lline vec x_i rline}} ~
         left lline ~
              left [ stack {
                   a_{1,1} prod from {i=1, i &lt;&gt; 1} to m {lline vec x_i rline}
                           + dotslow
                           + a_{1,m} prod from {i=1, i &lt;&gt; m} to m {lline vec x_i rline}
                   # dotsaxis
                   # a_{n,1} prod from {i=1, i &lt;&gt; 1} to m {lline vec x_i rline}
                           + dotslow
                           + a_{n,m} prod from {i=1, i &lt;&gt; m} to m {lline vec x_i rline}
              } right ] ~
         right rline
       }
##
       ""
       # "="
       # stack { alignc
         1 over {prod from i=1 to m {lline vec x_i rline}} ~
         sqrt {
              sum from j=1 to n {
                  left (
                       a_{j,1} prod from {i=1, i &lt;&gt; 1} to m {lline vec x_i rline}
                       + dotslow
                       + a_{j,m} prod from {i=1, i &lt;&gt; m} to m {lline vec x_i rline}
                  right )^2
              }
         }
       }
##
       ""
       # "="
       # stack { alignc
         1 over {prod from i=1 to m {lline vec x_i rline}} ~
         sqrt {
              sum from j=1 to n {
                  left (
                       a^2_{j,1} prod from {i=1, i &lt;&gt; 1} to m {lline vec x_i rline^2 }
                                 + dotslow
                                 + a^2_{j,m} prod from {i=1, i &lt;&gt; m} to m {lline vec x_i rline^2}
                       + 2 left (
                           sum from k=1 to m {
                                sum from l=k+1 to m {
                                     left (
                                          {vec x}_{j,k}
                                          {vec x}_{j,l}
                                          lline vec x_k rline
                                          lline vec x_l rline
                                          prod from {stack{q=1 # q &lt;&gt; k # q &lt;&gt; l}} to m lline x_q rline^2
                                     right )
                                }
                           }
                       right )
                  right )
              }
         }
       }
##
       ""
       # "="
       # stack { alignc
         1 over {prod from i=1 to m {lline vec x_i rline}} ~
         sqrt {
              sum from r=1 to m {
                  left (
                       left (
                            sum from j=1 to n a^2_{j,r}
                       right )
                       prod from {i=1, i &lt;&gt; r} to m {lline vec x_i rline^2}
                  right )
              }
              + 2 left (
                  sum from k=1 to m {
                       sum from l=k+1 to m {
                            left (
                                 left ( sum from j=1 to n { left (
                                     {vec x}_{j,k}
                                     {vec x}_{j,l}
                                 right ) } right )
                                 lline vec x_k rline
                                 lline vec x_l rline
                                 prod from {stack{q=1 # q &lt;&gt; k # q &lt;&gt; l}} to m lline x_q rline^2
                            right )
                       }
                  }
              right )
         }
       }
##
       ""
       # "="
       # stack { alignc
         1 over {prod from i=1 to m {lline vec x_i rline}} ~
         sqrt {
              sum from r=1 to m {
                  left (
                       lline vec x_r rline^2
                       prod from {i=1, i &lt;&gt; r} to m {lline vec x_i rline^2}
                  right )
              }
              + 2 left (
                  sum from k=1 to m {
                       sum from l=k+1 to m {
                            left (
                                 left ( {vec x}_k cdot {vec x}_l right )
                                 lline vec x_k rline
                                 lline vec x_l rline
                                 prod from {stack{q=1 # q &lt;&gt; k # q &lt;&gt; l}} to m lline x_q rline^2
                            right )
                       }
                  }
              right )
         }
       }
}
</annotation>
  </semantics>
</math>
</file>

<file path=Object 9/content.xml><?xml version="1.0" encoding="utf-8"?>
<math xmlns="http://www.w3.org/1998/Math/MathML">
  <semantics>
    <mtable>
      <mtr>
        <mtd>
          <mfenced open="∣" close="∣">
            <mrow>
              <mrow>
                <mover accent="true">
                  <msub>
                    <mi>x</mi>
                    <mn>1</mn>
                  </msub>
                  <mo stretchy="false">→</mo>
                </mover>
                <mo stretchy="false">+</mo>
                <mo stretchy="false">…</mo>
              </mrow>
              <mo stretchy="false">+</mo>
              <mover accent="true">
                <msub>
                  <mi>x</mi>
                  <mi>m</mi>
                </msub>
                <mo stretchy="false">→</mo>
              </mover>
            </mrow>
          </mfenced>
        </mtd>
        <mtd>
          <mtext>=</mtext>
        </mtd>
        <mtd>
          <mtable>
            <mtr>
              <mtd>
                <mrow>
                  <mfrac>
                    <mn>1</mn>
                    <mrow>
                      <munderover>
                        <mi mathvariant="normal">∏</mi>
                        <mrow>
                          <mi>i</mi>
                          <mi mathvariant="normal">=</mi>
                          <mn>1</mn>
                        </mrow>
                        <mi>m</mi>
                      </munderover>
                      <mrow>
                        <mi stretchy="false" mathvariant="normal">∣</mi>
                        <mover accent="true">
                          <msub>
                            <mi>x</mi>
                            <mi>i</mi>
                          </msub>
                          <mo stretchy="false">→</mo>
                        </mover>
                        <mi stretchy="false" mathvariant="normal">∣</mi>
                      </mrow>
                    </mrow>
                  </mfrac>
                  <mi/>
                  <msqrt>
                    <mrow>
                      <mrow>
                        <mrow>
                          <munderover>
                            <mi mathvariant="normal">∑</mi>
                            <mrow>
                              <mi>r</mi>
                              <mi mathvariant="normal">=</mi>
                              <mn>1</mn>
                            </mrow>
                            <mi>m</mi>
                          </munderover>
                          <mfenced open="" close="">
                            <mrow>
                              <munderover>
                                <mi mathvariant="normal">∏</mi>
                                <mrow>
                                  <mi>i</mi>
                                  <mi mathvariant="normal">=</mi>
                                  <mn>1</mn>
                                </mrow>
                                <mi>m</mi>
                              </munderover>
                              <msup>
                                <mrow>
                                  <mi stretchy="false" mathvariant="normal">∣</mi>
                                  <mover accent="true">
                                    <msub>
                                      <mi>x</mi>
                                      <mi>i</mi>
                                    </msub>
                                    <mo stretchy="false">→</mo>
                                  </mover>
                                  <mi stretchy="false" mathvariant="normal">∣</mi>
                                </mrow>
                                <mn>2</mn>
                              </msup>
                            </mrow>
                          </mfenced>
                        </mrow>
                        <mo stretchy="false">+</mo>
                        <mn>2</mn>
                      </mrow>
                      <mfenced open="" close="">
                        <mrow>
                          <munderover>
                            <mi mathvariant="normal">∑</mi>
                            <mrow>
                              <mi>k</mi>
                              <mi mathvariant="normal">=</mi>
                              <mn>1</mn>
                            </mrow>
                            <mi>m</mi>
                          </munderover>
                          <mrow>
                            <munderover>
                              <mi mathvariant="normal">∑</mi>
                              <mrow>
                                <mi>l</mi>
                                <mi mathvariant="normal">=</mi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  <mi>m</mi>
                            </munderover>
                            <mfenced open="" close="">
                              <mrow>
                                <mrow>
                                  <mi stretchy="false" mathvariant="normal">∣</mi>
                                  <msub>
                                    <mover accent="true">
                                      <mi>x</mi>
                                      <mo stretchy="false">→</mo>
                                    </mover>
                                    <mi>k</mi>
                                  </msub>
                                  <mi stretchy="false" mathvariant="normal">∣</mi>
                                </mrow>
                                <mrow>
                                  <mi stretchy="false" mathvariant="normal">∣</mi>
                                  <msub>
                                    <mover accent="true">
                                      <mi>x</mi>
                                      <mo stretchy="false">→</mo>
                                    </mover>
                                    <mi>l</mi>
                                  </msub>
                                  <mi stretchy="false" mathvariant="normal">∣</mi>
                                </mrow>
                                <mi>cos</mi>
                                <mrow>
                                  <mo stretchy="false">(</mo>
                                  <msub>
                                    <mo stretchy="false">θ</mo>
                                    <mrow>
                                      <mi>k</mi>
                                      <mi>,</mi>
                                      <mi>l</mi>
                                    </mrow>
                                  </msub>
                                  <mo stretchy="false">)</mo>
                                </mrow>
                                <mrow>
                                  <mi stretchy="false" mathvariant="normal">∣</mi>
                                  <mover accent="true">
                                    <msub>
                                      <mi>x</mi>
                                      <mi>k</mi>
                                    </msub>
                                    <mo stretchy="false">→</mo>
                                  </mover>
                                  <mi stretchy="false" mathvariant="normal">∣</mi>
                                </mrow>
                                <mrow>
                                  <mi stretchy="false" mathvariant="normal">∣</mi>
                                  <mover accent="true">
                                    <msub>
                                      <mi>x</mi>
                                      <mi>l</mi>
                                    </msub>
                                    <mo stretchy="false">→</mo>
                                  </mover>
                                  <mi stretchy="false" mathvariant="normal">∣</mi>
                                </mrow>
                                <mrow>
                                  <munderover>
                                    <mi mathvariant="normal">∏</mi>
                                    <mtable>
                                      <mtr>
                                        <mtd>
                                          <mrow>
                                            <mi>q</mi>
                                            <mi mathvariant="normal">=</mi>
                                            <mn>1</mn>
                                          </mrow>
                                        </mtd>
                                      </mtr>
                                      <mtr>
                                        <mtd>
                                          <mrow>
                                            <mi>q</mi>
                                            <mi mathvariant="normal">≠</mi>
                                            <mi>k</mi>
                                          </mrow>
                                        </mtd>
                                      </mtr>
                                      <mtr>
                                        <mtd>
                                          <mrow>
                                            <mi>q</mi>
                                            <mi mathvariant="normal">≠</mi>
                                            <mi>l</mi>
                                          </mrow>
                                        </mtd>
                                      </mtr>
                                    </mtable>
                                    <mi>m</mi>
                                  </munderover>
                                  <msup>
                                    <mrow>
                                      <mi stretchy="false" mathvariant="normal">∣</mi>
                                      <msub>
                                        <mi>x</mi>
                                        <mi>q</mi>
                                      </msub>
                                      <mi stretchy="false" mathvariant="normal">∣</mi>
                                    </mrow>
                                    <mn>2</mn>
                                  </msup>
                                </mrow>
                              </mrow>
                            </mfenced>
                          </mrow>
                        </mrow>
                      </mfenced>
                    </mrow>
                  </msqrt>
                </mrow>
              </mtd>
            </mtr>
          </mtable>
        </mtd>
      </mtr>
      <mtr>
        <mtd>
          <mtext/>
        </mtd>
        <mtd>
          <mtext>=</mtext>
        </mtd>
        <mtd>
          <mtable>
            <mtr>
              <mtd>
                <mrow>
                  <mfrac>
                    <mn>1</mn>
                    <mrow>
                      <munderover>
                        <mi mathvariant="normal">∏</mi>
                        <mrow>
                          <mi>i</mi>
                          <mi mathvariant="normal">=</mi>
                          <mn>1</mn>
                        </mrow>
                        <mi>m</mi>
                      </munderover>
                      <mrow>
                        <mi stretchy="false" mathvariant="normal">∣</mi>
                        <mover accent="true">
                          <msub>
                            <mi>x</mi>
                            <mi>i</mi>
                          </msub>
                          <mo stretchy="false">→</mo>
                        </mover>
                        <mi stretchy="false" mathvariant="normal">∣</mi>
                      </mrow>
                    </mrow>
                  </mfrac>
                  <mi/>
                  <msqrt>
                    <mrow>
                      <mrow>
                        <mrow>
                          <munderover>
                            <mi mathvariant="normal">∑</mi>
                            <mrow>
                              <mi>r</mi>
                              <mi mathvariant="normal">=</mi>
                              <mn>1</mn>
                            </mrow>
                            <mi>m</mi>
                          </munderover>
                          <mfenced open="" close="">
                            <mrow>
                              <munderover>
                                <mi mathvariant="normal">∏</mi>
                                <mrow>
                                  <mi>i</mi>
                                  <mi mathvariant="normal">=</mi>
                                  <mn>1</mn>
                                </mrow>
                                <mi>m</mi>
                              </munderover>
                              <msup>
                                <mrow>
                                  <mi stretchy="false" mathvariant="normal">∣</mi>
                                  <mover accent="true">
                                    <msub>
                                      <mi>x</mi>
                                      <mi>i</mi>
                                    </msub>
                                    <mo stretchy="false">→</mo>
                                  </mover>
                                  <mi stretchy="false" mathvariant="normal">∣</mi>
                                </mrow>
                                <mn>2</mn>
                              </msup>
                            </mrow>
                          </mfenced>
                        </mrow>
                        <mo stretchy="false">+</mo>
                        <mn>2</mn>
                      </mrow>
                      <mfenced open="" close="">
                        <mrow>
                          <munderover>
                            <mi mathvariant="normal">∑</mi>
                            <mrow>
                              <mi>k</mi>
                              <mi mathvariant="normal">=</mi>
                              <mn>1</mn>
                            </mrow>
                            <mi>m</mi>
                          </munderover>
                          <mrow>
                            <munderover>
                              <mi mathvariant="normal">∑</mi>
                              <mrow>
                                <mi>l</mi>
                                <mi mathvariant="normal">=</mi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  <mi>m</mi>
                            </munderover>
                            <mfenced open="" close="">
                              <mrow>
                                <mi>cos</mi>
                                <mrow>
                                  <mo stretchy="false">(</mo>
                                  <msub>
                                    <mo stretchy="false">θ</mo>
                                    <mrow>
                                      <mi>k</mi>
                                      <mi>,</mi>
                                      <mi>l</mi>
                                    </mrow>
                                  </msub>
                                  <mo stretchy="false">)</mo>
                                </mrow>
                                <msup>
                                  <mrow>
                                    <mi stretchy="false" mathvariant="normal">∣</mi>
                                    <mover accent="true">
                                      <msub>
                                        <mi>x</mi>
                                        <mi>k</mi>
                                      </msub>
                                      <mo stretchy="false">→</mo>
                                    </mover>
                                    <mi stretchy="false" mathvariant="normal">∣</mi>
                                  </mrow>
                                  <mn>2</mn>
                                </msup>
                                <msup>
                                  <mrow>
                                    <mi stretchy="false" mathvariant="normal">∣</mi>
                                    <mover accent="true">
                                      <msub>
                                        <mi>x</mi>
                                        <mi>l</mi>
                                      </msub>
                                      <mo stretchy="false">→</mo>
                                    </mover>
                                    <mi stretchy="false" mathvariant="normal">∣</mi>
                                  </mrow>
                                  <mn>2</mn>
                                </msup>
                                <mrow>
                                  <munderover>
                                    <mi mathvariant="normal">∏</mi>
                                    <mtable>
                                      <mtr>
                                        <mtd>
                                          <mrow>
                                            <mi>q</mi>
                                            <mi mathvariant="normal">=</mi>
                                            <mn>1</mn>
                                          </mrow>
                                        </mtd>
                                      </mtr>
                                      <mtr>
                                        <mtd>
                                          <mrow>
                                            <mi>q</mi>
                                            <mi mathvariant="normal">≠</mi>
                                            <mi>k</mi>
                                          </mrow>
                                        </mtd>
                                      </mtr>
                                      <mtr>
                                        <mtd>
                                          <mrow>
                                            <mi>q</mi>
                                            <mi mathvariant="normal">≠</mi>
                                            <mi>l</mi>
                                          </mrow>
                                        </mtd>
                                      </mtr>
                                    </mtable>
                                    <mi>m</mi>
                                  </munderover>
                                  <msup>
                                    <mrow>
                                      <mi stretchy="false" mathvariant="normal">∣</mi>
                                      <msub>
                                        <mi>x</mi>
                                        <mi>q</mi>
                                      </msub>
                                      <mi stretchy="false" mathvariant="normal">∣</mi>
                                    </mrow>
                                    <mn>2</mn>
                                  </msup>
                                </mrow>
                              </mrow>
                            </mfenced>
                          </mrow>
                        </mrow>
                      </mfenced>
                    </mrow>
                  </msqrt>
                </mrow>
              </mtd>
            </mtr>
          </mtable>
        </mtd>
      </mtr>
      <mtr>
        <mtd>
          <mtext/>
        </mtd>
        <mtd>
          <mtext>=</mtext>
        </mtd>
        <mtd>
          <mtable>
            <mtr>
              <mtd>
                <mrow>
                  <mfrac>
                    <mn>1</mn>
                    <mrow>
                      <munderover>
                        <mi mathvariant="normal">∏</mi>
                        <mrow>
                          <mi>i</mi>
                          <mi mathvariant="normal">=</mi>
                          <mn>1</mn>
                        </mrow>
                        <mi>m</mi>
                      </munderover>
                      <mrow>
                        <mi stretchy="false" mathvariant="normal">∣</mi>
                        <mover accent="true">
                          <msub>
                            <mi>x</mi>
                            <mi>i</mi>
                          </msub>
                          <mo stretchy="false">→</mo>
                        </mover>
                        <mi stretchy="false" mathvariant="normal">∣</mi>
                      </mrow>
                    </mrow>
                  </mfrac>
                  <mi/>
                  <msqrt>
                    <mrow>
                      <mrow>
                        <mrow>
                          <munderover>
                            <mi mathvariant="normal">∑</mi>
                            <mrow>
                              <mi>r</mi>
                              <mi mathvariant="normal">=</mi>
                              <mn>1</mn>
                            </mrow>
                            <mi>m</mi>
                          </munderover>
                          <mfenced open="" close="">
                            <mrow>
                              <munderover>
                                <mi mathvariant="normal">∏</mi>
                                <mrow>
                                  <mi>i</mi>
                                  <mi mathvariant="normal">=</mi>
                                  <mn>1</mn>
                                </mrow>
                                <mi>m</mi>
                              </munderover>
                              <msup>
                                <mrow>
                                  <mi stretchy="false" mathvariant="normal">∣</mi>
                                  <mover accent="true">
                                    <msub>
                                      <mi>x</mi>
                                      <mi>i</mi>
                                    </msub>
                                    <mo stretchy="false">→</mo>
                                  </mover>
                                  <mi stretchy="false" mathvariant="normal">∣</mi>
                                </mrow>
                                <mn>2</mn>
                              </msup>
                            </mrow>
                          </mfenced>
                        </mrow>
                        <mo stretchy="false">+</mo>
                        <mn>2</mn>
                      </mrow>
                      <mfenced open="" close="">
                        <mrow>
                          <munderover>
                            <mi mathvariant="normal">∑</mi>
                            <mrow>
                              <mi>k</mi>
                              <mi mathvariant="normal">=</mi>
                              <mn>1</mn>
                            </mrow>
                            <mi>m</mi>
                          </munderover>
                          <mrow>
                            <munderover>
                              <mi mathvariant="normal">∑</mi>
                              <mrow>
                                <mi>l</mi>
                                <mi mathvariant="normal">=</mi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  <mi>m</mi>
                            </munderover>
                            <mfenced open="" close="">
                              <mrow>
                                <mi>cos</mi>
                                <mrow>
                                  <mo stretchy="false">(</mo>
                                  <msub>
                                    <mo stretchy="false">θ</mo>
                                    <mrow>
                                      <mi>k</mi>
                                      <mi>,</mi>
                                      <mi>l</mi>
                                    </mrow>
                                  </msub>
                                  <mo stretchy="false">)</mo>
                                </mrow>
                                <mrow>
                                  <munderover>
                                    <mi mathvariant="normal">∏</mi>
                                    <mrow>
                                      <mi>q</mi>
                                      <mi mathvariant="normal">=</mi>
                                      <mn>1</mn>
                                    </mrow>
                                    <mi>m</mi>
                                  </munderover>
                                  <msup>
                                    <mrow>
                                      <mi stretchy="false" mathvariant="normal">∣</mi>
                                      <msub>
                                        <mi>x</mi>
                                        <mi>q</mi>
                                      </msub>
                                      <mi stretchy="false" mathvariant="normal">∣</mi>
                                    </mrow>
                                    <mn>2</mn>
                                  </msup>
                                </mrow>
                              </mrow>
                            </mfenced>
                          </mrow>
                        </mrow>
                      </mfenced>
                    </mrow>
                  </msqrt>
                </mrow>
              </mtd>
            </mtr>
          </mtable>
        </mtd>
      </mtr>
      <mtr>
        <mtd>
          <mtext/>
        </mtd>
        <mtd>
          <mtext>=</mtext>
        </mtd>
        <mtd>
          <mtable>
            <mtr>
              <mtd>
                <mrow>
                  <mfrac>
                    <mn>1</mn>
                    <mrow>
                      <munderover>
                        <mi mathvariant="normal">∏</mi>
                        <mrow>
                          <mi>i</mi>
                          <mi mathvariant="normal">=</mi>
                          <mn>1</mn>
                        </mrow>
                        <mi>m</mi>
                      </munderover>
                      <mrow>
                        <mi stretchy="false" mathvariant="normal">∣</mi>
                        <mover accent="true">
                          <msub>
                            <mi>x</mi>
                            <mi>i</mi>
                          </msub>
                          <mo stretchy="false">→</mo>
                        </mover>
                        <mi stretchy="false" mathvariant="normal">∣</mi>
                      </mrow>
                    </mrow>
                  </mfrac>
                  <mi/>
                  <msqrt>
                    <mrow>
                      <mrow>
                        <mrow>
                          <munderover>
                            <mi mathvariant="normal">∑</mi>
                            <mrow>
                              <mi>r</mi>
                              <mi mathvariant="normal">=</mi>
                              <mn>1</mn>
                            </mrow>
                            <mi>m</mi>
                          </munderover>
                          <mfenced open="" close="">
                            <mrow>
                              <munderover>
                                <mi mathvariant="normal">∏</mi>
                                <mrow>
                                  <mi>i</mi>
                                  <mi mathvariant="normal">=</mi>
                                  <mn>1</mn>
                                </mrow>
                                <mi>m</mi>
                              </munderover>
                              <msup>
                                <mrow>
                                  <mi stretchy="false" mathvariant="normal">∣</mi>
                                  <mover accent="true">
                                    <msub>
                                      <mi>x</mi>
                                      <mi>i</mi>
                                    </msub>
                                    <mo stretchy="false">→</mo>
                                  </mover>
                                  <mi stretchy="false" mathvariant="normal">∣</mi>
                                </mrow>
                                <mn>2</mn>
                              </msup>
                            </mrow>
                          </mfenced>
                        </mrow>
                        <mo stretchy="false">+</mo>
                        <mn>2</mn>
                      </mrow>
                      <mrow>
                        <munderover>
                          <mi mathvariant="normal">∏</mi>
                          <mrow>
                            <mi>q</mi>
                            <mi mathvariant="normal">=</mi>
                            <mn>1</mn>
                          </mrow>
                          <mi>m</mi>
                        </munderover>
                        <msup>
                          <mrow>
                            <mi stretchy="false" mathvariant="normal">∣</mi>
                            <msub>
                              <mi>x</mi>
                              <mi>q</mi>
                            </msub>
                            <mi stretchy="false" mathvariant="normal">∣</mi>
                          </mrow>
                          <mn>2</mn>
                        </msup>
                      </mrow>
                      <mfenced open="" close="">
                        <mrow>
                          <munderover>
                            <mi mathvariant="normal">∑</mi>
                            <mrow>
                              <mi>k</mi>
                              <mi mathvariant="normal">=</mi>
                              <mn>1</mn>
                            </mrow>
                            <mi>m</mi>
                          </munderover>
                          <mrow>
                            <mrow>
                              <munderover>
                                <mi mathvariant="normal">∑</mi>
                                <mrow>
                                  <mi>l</mi>
                                  <mi mathvariant="normal">=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  <mi>m</mi>
                              </munderover>
                              <mi>cos</mi>
                            </mrow>
                            <mrow>
                              <mo stretchy="false">(</mo>
                              <msub>
                                <mo stretchy="false">θ</mo>
                                <mrow>
                                  <mi>k</mi>
                                  <mi>,</mi>
                                  <mi>l</mi>
                                </mrow>
                              </msub>
                              <mo stretchy="false">)</mo>
                            </mrow>
                          </mrow>
                        </mrow>
                      </mfenced>
                    </mrow>
                  </msqrt>
                </mrow>
              </mtd>
            </mtr>
          </mtable>
        </mtd>
      </mtr>
      <mtr>
        <mtd>
          <mtext/>
        </mtd>
        <mtd>
          <mtext>=</mtext>
        </mtd>
        <mtd>
          <mtable>
            <mtr>
              <mtd>
                <mrow>
                  <mfrac>
                    <mn>1</mn>
                    <mrow>
                      <munderover>
                        <mi mathvariant="normal">∏</mi>
                        <mrow>
                          <mi>i</mi>
                          <mi mathvariant="normal">=</mi>
                          <mn>1</mn>
                        </mrow>
                        <mi>m</mi>
                      </munderover>
                      <mrow>
                        <mi stretchy="false" mathvariant="normal">∣</mi>
                        <mover accent="true">
                          <msub>
                            <mi>x</mi>
                            <mi>i</mi>
                          </msub>
                          <mo stretchy="false">→</mo>
                        </mover>
                        <mi stretchy="false" mathvariant="normal">∣</mi>
                      </mrow>
                    </mrow>
                  </mfrac>
                  <mi/>
                  <msqrt>
                    <mrow>
                      <mi>m</mi>
                      <mrow>
                        <mfenced open="" close="">
                          <mrow>
                            <munderover>
                              <mi mathvariant="normal">∏</mi>
                              <mrow>
                                <mi>i</mi>
                                <mi mathvariant="normal">=</mi>
                                <mn>1</mn>
                              </mrow>
                              <mi>m</mi>
                            </munderover>
                            <msup>
                              <mrow>
                                <mi stretchy="false" mathvariant="normal">∣</mi>
                                <mover accent="true">
                                  <msub>
                                    <mi>x</mi>
                                    <mi>i</mi>
                                  </msub>
                                  <mo stretchy="false">→</mo>
                                </mover>
                                <mi stretchy="false" mathvariant="normal">∣</mi>
                              </mrow>
                              <mn>2</mn>
                            </msup>
                          </mrow>
                        </mfenced>
                        <mo stretchy="false">+</mo>
                        <mn>2</mn>
                      </mrow>
                      <mrow>
                        <munderover>
                          <mi mathvariant="normal">∏</mi>
                          <mrow>
                            <mi>q</mi>
                            <mi mathvariant="normal">=</mi>
                            <mn>1</mn>
                          </mrow>
                          <mi>m</mi>
                        </munderover>
                        <msup>
                          <mrow>
                            <mi stretchy="false" mathvariant="normal">∣</mi>
                            <msub>
                              <mi>x</mi>
                              <mi>q</mi>
                            </msub>
                            <mi stretchy="false" mathvariant="normal">∣</mi>
                          </mrow>
                          <mn>2</mn>
                        </msup>
                      </mrow>
                      <mfenced open="" close="">
                        <mrow>
                          <munderover>
                            <mi mathvariant="normal">∑</mi>
                            <mrow>
                              <mi>k</mi>
                              <mi mathvariant="normal">=</mi>
                              <mn>1</mn>
                            </mrow>
                            <mi>m</mi>
                          </munderover>
                          <mrow>
                            <mrow>
                              <munderover>
                                <mi mathvariant="normal">∑</mi>
                                <mrow>
                                  <mi>l</mi>
                                  <mi mathvariant="normal">=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  <mi>m</mi>
                              </munderover>
                              <mi>cos</mi>
                            </mrow>
                            <mrow>
                              <mo stretchy="false">(</mo>
                              <msub>
                                <mo stretchy="false">θ</mo>
                                <mrow>
                                  <mi>k</mi>
                                  <mi>,</mi>
                                  <mi>l</mi>
                                </mrow>
                              </msub>
                              <mo stretchy="false">)</mo>
                            </mrow>
                          </mrow>
                        </mrow>
                      </mfenced>
                    </mrow>
                  </msqrt>
                </mrow>
              </mtd>
            </mtr>
          </mtable>
        </mtd>
      </mtr>
      <mtr>
        <mtd>
          <mtext/>
        </mtd>
        <mtd>
          <mtext>=</mtext>
        </mtd>
        <mtd>
          <mtable>
            <mtr>
              <mtd>
                <msqrt>
                  <mfrac>
                    <mrow>
                      <mi>m</mi>
                      <mrow>
                        <mfenced open="" close="">
                          <mrow>
                            <munderover>
                              <mi mathvariant="normal">∏</mi>
                              <mrow>
                                <mi>i</mi>
                                <mi mathvariant="normal">=</mi>
                                <mn>1</mn>
                              </mrow>
                              <mi>m</mi>
                            </munderover>
                            <msup>
                              <mrow>
                                <mi stretchy="false" mathvariant="normal">∣</mi>
                                <mover accent="true">
                                  <msub>
                                    <mi>x</mi>
                                    <mi>i</mi>
                                  </msub>
                                  <mo stretchy="false">→</mo>
                                </mover>
                                <mi stretchy="false" mathvariant="normal">∣</mi>
                              </mrow>
                              <mn>2</mn>
                            </msup>
                          </mrow>
                        </mfenced>
                        <mo stretchy="false">+</mo>
                        <mn>2</mn>
                      </mrow>
                      <mrow>
                        <munderover>
                          <mi mathvariant="normal">∏</mi>
                          <mrow>
                            <mi>i</mi>
                            <mi mathvariant="normal">=</mi>
                            <mn>1</mn>
                          </mrow>
                          <mi>m</mi>
                        </munderover>
                        <msup>
                          <mrow>
                            <mi stretchy="false" mathvariant="normal">∣</mi>
                            <msub>
                              <mi>x</mi>
                              <mi>i</mi>
                            </msub>
                            <mi stretchy="false" mathvariant="normal">∣</mi>
                          </mrow>
                          <mn>2</mn>
                        </msup>
                      </mrow>
                      <mfenced open="" close="">
                        <mrow>
                          <munderover>
                            <mi mathvariant="normal">∑</mi>
                            <mrow>
                              <mi>k</mi>
                              <mi mathvariant="normal">=</mi>
                              <mn>1</mn>
                            </mrow>
                            <mi>m</mi>
                          </munderover>
                          <mrow>
                            <mrow>
                              <munderover>
                                <mi mathvariant="normal">∑</mi>
                                <mrow>
                                  <mi>l</mi>
                                  <mi mathvariant="normal">=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  <mi>m</mi>
                              </munderover>
                              <mi>cos</mi>
                            </mrow>
                            <mrow>
                              <mo stretchy="false">(</mo>
                              <msub>
                                <mo stretchy="false">θ</mo>
                                <mrow>
                                  <mi>k</mi>
                                  <mi>,</mi>
                                  <mi>l</mi>
                                </mrow>
                              </msub>
                              <mo stretchy="false">)</mo>
                            </mrow>
                          </mrow>
                        </mrow>
                      </mfenced>
                    </mrow>
                    <mrow>
                      <munderover>
                        <mi mathvariant="normal">∏</mi>
                        <mrow>
                          <mi>i</mi>
                          <mi mathvariant="normal">=</mi>
                          <mn>1</mn>
                        </mrow>
                        <mi>m</mi>
                      </munderover>
                      <msup>
                        <mrow>
                          <mi stretchy="false" mathvariant="normal">∣</mi>
                          <mover accent="true">
                            <msub>
                              <mi>x</mi>
                              <mi>i</mi>
                            </msub>
                            <mo stretchy="false">→</mo>
                          </mover>
                          <mi stretchy="false" mathvariant="normal">∣</mi>
                        </mrow>
                        <mn>2</mn>
                      </msup>
                    </mrow>
                  </mfrac>
                </msqrt>
              </mtd>
            </mtr>
          </mtable>
        </mtd>
      </mtr>
      <mtr>
        <mtd>
          <mtext/>
        </mtd>
        <mtd>
          <mtext>=</mtext>
        </mtd>
        <mtd>
          <mtable>
            <mtr>
              <mtd>
                <msqrt>
                  <mrow>
                    <mrow>
                      <mi>m</mi>
                      <mo stretchy="false">+</mo>
                      <mn>2</mn>
                    </mrow>
                    <mfenced open="" close="">
                      <mrow>
                        <munderover>
                          <mi mathvariant="normal">∑</mi>
                          <mrow>
                            <mi>k</mi>
                            <mi mathvariant="normal">=</mi>
                            <mn>1</mn>
                          </mrow>
                          <mi>m</mi>
                        </munderover>
                        <mrow>
                          <mrow>
                            <munderover>
                              <mi mathvariant="normal">∑</mi>
                              <mrow>
                                <mi>l</mi>
                                <mi mathvariant="normal">=</mi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  <mi>m</mi>
                            </munderover>
                            <mi>cos</mi>
                          </mrow>
                          <mrow>
                            <mo stretchy="false">(</mo>
                            <msub>
                              <mo stretchy="false">θ</mo>
                              <mrow>
                                <mi>k</mi>
                                <mi>,</mi>
                                <mi>l</mi>
                              </mrow>
                            </msub>
                            <mo stretchy="false">)</mo>
                          </mrow>
                        </mrow>
                      </mrow>
                    </mfenced>
                  </mrow>
                </msqrt>
              </mtd>
            </mtr>
          </mtable>
        </mtd>
      </mtr>
    </mtable>
    <annotation encoding="StarMath 5.0">alignl matrix {
       left lline { vec x_1 + dotslow + vec x_m } right rline
       # "="
       # stack { alignc
         1 over {prod from i=1 to m {lline vec x_i rline}} ~
         sqrt {
              sum from r=1 to m {
                  left (
                       prod from i=1 to m {lline vec x_i rline^2}
                  right )
              }
              + 2 left (
                  sum from k=1 to m {
                       sum from l=k+1 to m {
                            left (
                                 lline {vec x}_k rline lline {vec x}_l rline cos(%theta_{k,l})
                                 lline vec x_k rline
                                 lline vec x_l rline
                                 prod from {stack{q=1 # q &lt;&gt; k # q &lt;&gt; l}} to m lline x_q rline^2
                            right )
                       }
                  }
              right )
         }
       }
##
       ""
       # "="
       # stack { alignc
         1 over {prod from i=1 to m {lline vec x_i rline}} ~
         sqrt {
              sum from r=1 to m {
                  left (
                       prod from i=1 to m {lline vec x_i rline^2}
                  right )
              }
              + 2 left (
                  sum from k=1 to m {
                       sum from l=k+1 to m {
                            left (
                                 cos(%theta_{k,l})
                                 lline vec x_k rline^2
                                 lline vec x_l rline^2
                                 prod from {stack{q=1 # q &lt;&gt; k # q &lt;&gt; l}} to m lline x_q rline^2
                            right )
                       }
                  }
              right )
         }
       }
##
       ""
       # "="
       # stack { alignc
         1 over {prod from i=1 to m {lline vec x_i rline}} ~
         sqrt {
              sum from r=1 to m {
                  left (
                       prod from i=1 to m {lline vec x_i rline^2}
                  right )
              }
              + 2 left (
                  sum from k=1 to m {
                       sum from l=k+1 to m {
                            left (
                                 cos(%theta_{k,l})
                                 prod from q=1 to m lline x_q rline^2
                            right )
                       }
                  }
              right )
         }
       }
##
       ""
       # "="
       # stack { alignc
         1 over {prod from i=1 to m {lline vec x_i rline}} ~
         sqrt {
              sum from r=1 to m {
                  left (
                       prod from i=1 to m {lline vec x_i rline^2}
                  right )
              }
              + 2 prod from q=1 to m lline x_q rline^2 left (
                  sum from k=1 to m {
                       sum from l=k+1 to m cos(%theta_{k,l})
                  }
              right )
         }
       }
##
       ""
       # "="
       # stack { alignc
         1 over {prod from i=1 to m {lline vec x_i rline}} ~
         sqrt {
              m left ( prod from i=1 to m {lline vec x_i rline^2} right )
              + 2 prod from q=1 to m lline x_q rline^2 left (
                  sum from k=1 to m {
                       sum from l=k+1 to m cos(%theta_{k,l})
                  }
              right )
         }
       }
##
       ""
       # "="
       # stack { alignc
         sqrt {
              {m left ( prod from i=1 to m {lline vec x_i rline^2} right )
               + 2 prod from i=1 to m lline x_i rline^2 left (
                   sum from k=1 to m {
                        sum from l=k+1 to m cos(%theta_{k,l})
                   }
               right )
              } over {
	      	prod from i=1 to m {lline vec x_i rline^2}
              }
         }
       }
##
       ""
       # "="
       # stack { alignc
         sqrt {
              m
              + 2 left (
                  sum from k=1 to m {
                       sum from l=k+1 to m cos(%theta_{k,l})
                  }
              right )
         }
       }
}
</annotation>
  </semantics>
</math>
</file>